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RijksoverheidSansHeading-Bold" svg:font-family="RijksoverheidSansHeading-Bold" style:font-family-generic="system"/>
    <style:font-face style:name="RijksoverheidSansText-Regular" svg:font-family="RijksoverheidSansText-Regular" style:font-family-generic="system"/>
  </office:font-face-decls>
  <office:automatic-styles>
    <text:list-style style:name="LFO2_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nl" fo:country="NL"/>
    </style:style>
    <style:style style:name="P2" style:parent-style-name="Standaard" style:family="paragraph">
      <style:paragraph-properties style:text-autospace="none" fo:line-height="100%"/>
      <style:text-properties style:font-name-complex="Arial" fo:font-weight="bold" style:font-weight-asian="bold" style:font-weight-complex="bold" fo:color="#5B9BD5" fo:font-size="12pt" style:font-size-asian="12pt" fo:language="nl" fo:country="NL"/>
    </style:style>
    <style:style style:name="P3" style:parent-style-name="Standaard" style:family="paragraph">
      <style:paragraph-properties style:text-autospace="none"/>
      <style:text-properties fo:font-weight="bold" style:font-weight-asian="bold" style:font-size-complex="9pt"/>
    </style:style>
    <style:style style:name="P4" style:parent-style-name="Standaard" style:family="paragraph">
      <style:paragraph-properties style:text-autospace="none" fo:margin-left="0.25in" fo:text-indent="-0.25in">
        <style:tab-stops/>
      </style:paragraph-properties>
    </style:style>
    <style:style style:name="T5" style:parent-style-name="Standaardalinea-lettertype" style:family="text">
      <style:text-properties fo:font-weight="bold" style:font-weight-asian="bold" style:font-size-complex="9pt"/>
    </style:style>
    <style:style style:name="T6" style:parent-style-name="Standaardalinea-lettertype" style:family="text">
      <style:text-properties fo:font-weight="bold" style:font-weight-asian="bold" style:font-size-complex="9pt"/>
    </style:style>
    <style:style style:name="T7" style:parent-style-name="Standaardalinea-lettertype" style:family="text">
      <style:text-properties fo:font-weight="bold" style:font-weight-asian="bold" style:font-size-complex="9pt"/>
    </style:style>
    <style:style style:name="T8" style:parent-style-name="Standaardalinea-lettertype" style:family="text">
      <style:text-properties fo:font-weight="bold" style:font-weight-asian="bold" style:font-size-complex="9pt"/>
    </style:style>
    <style:style style:name="T9" style:parent-style-name="Standaardalinea-lettertype" style:family="text">
      <style:text-properties style:font-name-complex="RijksoverheidSansHeading-Bold" fo:font-weight="bold" style:font-weight-asian="bold" style:font-weight-complex="bold" style:font-size-complex="9pt"/>
    </style:style>
    <style:style style:name="TableColumn11" style:family="table-column">
      <style:table-column-properties style:column-width="2.6548in"/>
    </style:style>
    <style:style style:name="TableColumn12" style:family="table-column">
      <style:table-column-properties style:column-width="3.5395in"/>
    </style:style>
    <style:style style:name="Table10" style:family="table">
      <style:table-properties style:width="6.1944in" fo:margin-left="0in" table:align="left"/>
    </style:style>
    <style:style style:name="TableRow13" style:family="table-row">
      <style:table-row-properties style:min-row-height="0.1576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18" style:family="table-row">
      <style:table-row-properties style:min-row-height="0.1576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ard" style:family="paragraph">
      <style:paragraph-properties style:text-autospace="none" fo:line-height="100%"/>
    </style:style>
    <style:style style:name="T21" style:parent-style-name="Standaardalinea-lettertype" style:family="text">
      <style:text-properties style:font-size-complex="9pt" fo:language="nl" fo:country="NL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24" style:family="table-row">
      <style:table-row-properties style:min-row-height="0.1576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style:text-autospace="none" fo:line-height="100%"/>
    </style:style>
    <style:style style:name="TableRow29" style:family="table-row">
      <style:table-row-properties style:min-row-height="0.1576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style:text-autospace="none" fo:line-height="100%"/>
      <style:text-properties style:font-name-complex="RijksoverheidSansText-Regular" style:font-size-complex="9pt" fo:language="nl" fo:country="N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ard" style:family="paragraph">
      <style:paragraph-properties style:text-autospace="none" fo:line-height="100%"/>
      <style:text-properties style:font-name-complex="RijksoverheidSansText-Regular" style:font-size-complex="9pt" fo:language="nl" fo:country="NL"/>
    </style:style>
    <style:style style:name="TableRow34" style:family="table-row">
      <style:table-row-properties style:min-row-height="0.1576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line-height="100%"/>
      <style:text-properties style:font-size-complex="9pt" fo:language="nl" fo:country="NL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line-height="100%"/>
      <style:text-properties style:font-size-complex="9pt" fo:language="nl" fo:country="NL"/>
    </style:style>
    <style:style style:name="TableRow39" style:family="table-row">
      <style:table-row-properties style:min-row-height="0.1576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line-height="100%"/>
      <style:text-properties style:font-size-complex="9pt" fo:language="nl" fo:country="NL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line-height="100%"/>
      <style:text-properties style:font-size-complex="9pt" fo:language="nl" fo:country="NL"/>
    </style:style>
    <style:style style:name="TableRow44" style:family="table-row">
      <style:table-row-properties style:min-row-height="0.1576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line-height="100%"/>
      <style:text-properties style:font-size-complex="9pt" fo:language="nl" fo:country="NL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line-height="100%"/>
      <style:text-properties style:font-size-complex="9pt" fo:language="nl" fo:country="NL"/>
    </style:style>
    <style:style style:name="TableRow49" style:family="table-row">
      <style:table-row-properties style:min-row-height="0.1576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style:text-autospace="none" fo:line-height="100%"/>
    </style:style>
    <style:style style:name="T52" style:parent-style-name="Standaardalinea-lettertype" style:family="text">
      <style:text-properties style:font-size-complex="9pt" fo:language="nl" fo:country="N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55" style:family="table-row">
      <style:table-row-properties style:min-row-height="0.1576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60" style:family="table-row">
      <style:table-row-properties style:min-row-height="0.1576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65" style:family="table-row">
      <style:table-row-properties style:min-row-height="0.1576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style:text-autospace="none" fo:line-height="100%"/>
    </style:style>
    <style:style style:name="T68" style:parent-style-name="Standaardalinea-lettertype" style:family="text">
      <style:text-properties style:font-size-complex="9pt" fo:language="nl" fo:country="N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P71" style:parent-style-name="Standaard" style:family="paragraph">
      <style:paragraph-properties style:text-autospace="none"/>
    </style:style>
    <style:style style:name="T72" style:parent-style-name="Standaardalinea-lettertype" style:family="text">
      <style:text-properties style:font-size-complex="9pt" fo:language="nl" fo:country="NL"/>
    </style:style>
    <style:style style:name="T73" style:parent-style-name="Standaardalinea-lettertype" style:family="text">
      <style:text-properties style:font-size-complex="9pt" fo:language="nl" fo:country="NL"/>
    </style:style>
    <style:style style:name="T74" style:parent-style-name="Standaardalinea-lettertype" style:family="text">
      <style:text-properties style:font-size-complex="9pt" fo:language="nl" fo:country="NL"/>
    </style:style>
    <style:style style:name="P75" style:parent-style-name="Standaard" style:family="paragraph">
      <style:paragraph-properties fo:margin-left="0.25in" fo:text-indent="-0.25in">
        <style:tab-stops/>
      </style:paragraph-properties>
      <style:text-properties fo:font-weight="bold" style:font-weight-asian="bold" style:font-size-complex="9pt" fo:language="nl" fo:country="NL"/>
    </style:style>
    <style:style style:name="TableColumn77" style:family="table-column">
      <style:table-column-properties style:column-width="2.6548in"/>
    </style:style>
    <style:style style:name="TableColumn78" style:family="table-column">
      <style:table-column-properties style:column-width="3.5395in"/>
    </style:style>
    <style:style style:name="Table76" style:family="table">
      <style:table-properties style:width="6.1944in" fo:margin-left="0in" table:align="left"/>
    </style:style>
    <style:style style:name="TableRow79" style:family="table-row">
      <style:table-row-properties style:min-row-height="0.152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style:text-autospace="none" fo:line-height="100%"/>
    </style:style>
    <style:style style:name="T82" style:parent-style-name="Standaardalinea-lettertype" style:family="text">
      <style:text-properties style:font-size-complex="9pt" fo:language="nl" fo:country="NL"/>
    </style:style>
    <style:style style:name="T83" style:parent-style-name="Standaardalinea-lettertype" style:family="text">
      <style:text-properties style:font-size-complex="9pt" fo:language="nl" fo:country="N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TableRow86" style:family="table-row">
      <style:table-row-properties style:min-row-height="0.152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line-height="100%"/>
      <style:text-properties style:font-size-complex="9pt" fo:language="nl" fo:country="N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line-height="100%"/>
      <style:text-properties style:font-size-complex="9pt" fo:language="nl" fo:country="NL"/>
    </style:style>
    <style:style style:name="TableRow91" style:family="table-row">
      <style:table-row-properties style:min-row-height="0.152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line-height="100%"/>
      <style:text-properties style:font-size-complex="9pt" fo:language="nl" fo:country="N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line-height="100%"/>
      <style:text-properties style:font-size-complex="9pt" fo:language="nl" fo:country="NL"/>
    </style:style>
    <style:style style:name="TableRow96" style:family="table-row">
      <style:table-row-properties style:min-row-height="0.152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line-height="100%"/>
      <style:text-properties style:font-size-complex="9pt" fo:language="nl" fo:country="NL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line-height="100%"/>
      <style:text-properties style:font-size-complex="9pt" fo:language="nl" fo:country="NL"/>
    </style:style>
    <style:style style:name="TableRow101" style:family="table-row">
      <style:table-row-properties style:min-row-height="0.152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line-height="100%"/>
      <style:text-properties style:font-size-complex="9pt" fo:language="nl" fo:country="NL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line-height="100%"/>
      <style:text-properties style:font-size-complex="9pt" fo:language="nl" fo:country="NL"/>
    </style:style>
    <style:style style:name="TableRow106" style:family="table-row">
      <style:table-row-properties style:min-row-height="0.152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style:text-autospace="none" fo:line-height="100%"/>
    </style:style>
    <style:style style:name="T109" style:parent-style-name="Standaardalinea-lettertype" style:family="text">
      <style:text-properties style:font-size-complex="9pt" fo:language="nl" fo:country="NL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style:text-autospace="none" fo:line-height="100%"/>
      <style:text-properties style:font-size-complex="9pt" fo:language="nl" fo:country="NL"/>
    </style:style>
    <style:style style:name="P112" style:parent-style-name="Standaard" style:family="paragraph">
      <style:paragraph-properties style:text-autospace="none"/>
    </style:style>
    <style:style style:name="T113" style:parent-style-name="Standaardalinea-lettertype" style:family="text">
      <style:text-properties style:font-size-complex="9pt" fo:language="nl" fo:country="NL"/>
    </style:style>
    <style:style style:name="T114" style:parent-style-name="Standaardalinea-lettertype" style:family="text">
      <style:text-properties style:font-size-complex="9pt" fo:language="nl" fo:country="NL"/>
    </style:style>
    <style:style style:name="T115" style:parent-style-name="Standaardalinea-lettertype" style:family="text">
      <style:text-properties style:font-size-complex="9pt" fo:language="nl" fo:country="NL"/>
    </style:style>
    <style:style style:name="P116" style:parent-style-name="Standaard" style:family="paragraph">
      <style:paragraph-properties fo:break-before="page"/>
      <style:text-properties fo:font-weight="bold" style:font-weight-asian="bold" style:font-size-complex="9pt" fo:language="nl" fo:country="NL"/>
    </style:style>
    <style:style style:name="P117" style:parent-style-name="Standaard" style:family="paragraph">
      <style:paragraph-properties style:text-autospace="none"/>
    </style:style>
    <style:style style:name="T118" style:parent-style-name="Standaardalinea-lettertype" style:family="text">
      <style:text-properties style:font-name-complex="Arial" style:font-style-complex="italic" style:font-size-complex="9pt" fo:language="nl" fo:country="NL"/>
    </style:style>
    <style:style style:name="T119" style:parent-style-name="Standaardalinea-lettertype" style:family="text">
      <style:text-properties style:font-name-complex="Arial" style:font-style-complex="italic" style:font-size-complex="9pt" fo:language="nl" fo:country="NL"/>
    </style:style>
    <style:style style:name="P120" style:parent-style-name="Standaard" style:family="paragraph">
      <style:text-properties style:font-size-complex="9pt" fo:language="nl" fo:country="NL"/>
    </style:style>
    <style:style style:name="T121" style:parent-style-name="Standaardalinea-lettertype" style:family="text">
      <style:text-properties style:font-name-complex="Arial" style:font-size-complex="9pt" fo:language="nl" fo:country="NL"/>
    </style:style>
    <style:style style:name="T122" style:parent-style-name="Standaardalinea-lettertype" style:family="text">
      <style:text-properties style:font-name-complex="Arial" style:font-size-complex="9pt" fo:language="nl" fo:country="NL"/>
    </style:style>
    <style:style style:name="T123" style:parent-style-name="Standaardalinea-lettertype" style:family="text">
      <style:text-properties style:font-name-complex="Arial" style:font-size-complex="9pt" fo:language="nl" fo:country="NL"/>
    </style:style>
    <style:style style:name="T124" style:parent-style-name="Standaardalinea-lettertype" style:family="text">
      <style:text-properties style:font-name-complex="Arial" style:font-size-complex="9pt" fo:language="nl" fo:country="NL"/>
    </style:style>
    <style:style style:name="T125" style:parent-style-name="Standaardalinea-lettertype" style:family="text">
      <style:text-properties style:font-name-complex="Arial" style:font-size-complex="9pt" fo:language="nl" fo:country="NL"/>
    </style:style>
    <style:style style:name="T126" style:parent-style-name="Standaardalinea-lettertype" style:family="text">
      <style:text-properties style:font-name-complex="Arial" style:font-size-complex="9pt" fo:language="nl" fo:country="NL"/>
    </style:style>
    <style:style style:name="T127" style:parent-style-name="Standaardalinea-lettertype" style:family="text">
      <style:text-properties style:font-name-complex="Arial" style:font-size-complex="9pt" fo:language="nl" fo:country="NL"/>
    </style:style>
    <style:style style:name="T128" style:parent-style-name="Standaardalinea-lettertype" style:family="text">
      <style:text-properties style:font-size-complex="9pt" fo:language="nl" fo:country="NL"/>
    </style:style>
    <style:style style:name="T129" style:parent-style-name="Standaardalinea-lettertype" style:family="text">
      <style:text-properties fo:language="nl" fo:country="NL"/>
    </style:style>
    <style:style style:name="T130" style:parent-style-name="cf01" style:family="text">
      <style:text-properties fo:language="nl" fo:country="NL"/>
    </style:style>
    <style:style style:name="P131" style:parent-style-name="Tekstopmerking" style:family="paragraph">
      <style:paragraph-properties fo:line-height="115%"/>
      <style:text-properties fo:font-size="9pt" style:font-size-asian="9pt" style:font-size-complex="9pt"/>
    </style:style>
    <style:style style:name="P132" style:parent-style-name="Tekstopmerking" style:family="paragraph">
      <style:paragraph-properties fo:line-height="115%"/>
      <style:text-properties fo:font-size="9pt" style:font-size-asian="9pt" style:font-size-complex="9pt"/>
    </style:style>
    <style:style style:name="P133" style:parent-style-name="Tekstopmerking" style:family="paragraph">
      <style:paragraph-properties fo:line-height="115%" fo:margin-left="0.2958in" fo:text-indent="-0.2958in">
        <style:tab-stops/>
      </style:paragraph-properties>
      <style:text-properties fo:font-size="9pt" style:font-size-asian="9pt" style:font-size-complex="9pt"/>
    </style:style>
    <style:style style:name="P134" style:parent-style-name="Tekstopmerking" style:family="paragraph">
      <style:paragraph-properties fo:line-height="115%" fo:margin-left="0.2958in" fo:text-indent="-0.2958in">
        <style:tab-stops/>
      </style:paragraph-properties>
      <style:text-properties fo:font-size="9pt" style:font-size-asian="9pt" style:font-size-complex="9pt"/>
    </style:style>
    <style:style style:name="P135" style:parent-style-name="Tekstopmerking" style:family="paragraph">
      <style:paragraph-properties fo:line-height="115%" fo:margin-left="0.2958in" fo:text-indent="-0.2958in">
        <style:tab-stops/>
      </style:paragraph-properties>
      <style:text-properties fo:font-size="9pt" style:font-size-asian="9pt" style:font-size-complex="9pt"/>
    </style:style>
    <style:style style:name="P136" style:parent-style-name="Tekstopmerking" style:family="paragraph">
      <style:paragraph-properties fo:line-height="115%" fo:margin-left="0.2958in" fo:text-indent="-0.2958in">
        <style:tab-stops/>
      </style:paragraph-properties>
      <style:text-properties fo:font-size="9pt" style:font-size-asian="9pt" style:font-size-complex="9pt"/>
    </style:style>
    <style:style style:name="P137" style:parent-style-name="Tekstopmerking" style:family="paragraph">
      <style:paragraph-properties fo:line-height="115%" fo:margin-left="0.2958in" fo:text-indent="-0.2958in">
        <style:tab-stops/>
      </style:paragraph-properties>
      <style:text-properties fo:font-size="9pt" style:font-size-asian="9pt" style:font-size-complex="9pt"/>
    </style:style>
    <style:style style:name="P138" style:parent-style-name="Tekstopmerking" style:family="paragraph">
      <style:paragraph-properties fo:line-height="115%"/>
      <style:text-properties fo:font-size="9pt" style:font-size-asian="9pt" style:font-size-complex="9pt"/>
    </style:style>
    <style:style style:name="P139" style:parent-style-name="Tekstopmerking" style:family="paragraph">
      <style:paragraph-properties fo:line-height="115%"/>
    </style:style>
    <style:style style:name="T140" style:parent-style-name="Standaardalinea-lettertype" style:family="text">
      <style:text-properties fo:font-size="9pt" style:font-size-asian="9pt" style:font-size-complex="9pt"/>
    </style:style>
    <style:style style:name="P141" style:parent-style-name="Tekstopmerking" style:family="paragraph">
      <style:paragraph-properties fo:line-height="115%"/>
      <style:text-properties fo:font-size="9pt" style:font-size-asian="9pt" style:font-size-complex="9pt"/>
    </style:style>
    <style:style style:name="P142" style:parent-style-name="Tekstopmerking" style:family="paragraph">
      <style:paragraph-properties fo:line-height="115%"/>
    </style:style>
    <style:style style:name="T143" style:parent-style-name="Standaardalinea-lettertype" style:family="text">
      <style:text-properties fo:font-size="9pt" style:font-size-asian="9pt" style:font-size-complex="9pt"/>
    </style:style>
    <style:style style:name="T144" style:parent-style-name="Standaardalinea-lettertype" style:family="text">
      <style:text-properties fo:font-size="9pt" style:font-size-asian="9pt" style:font-size-complex="9pt"/>
    </style:style>
    <style:style style:name="T145" style:parent-style-name="Standaardalinea-lettertype" style:family="text">
      <style:text-properties fo:font-weight="bold" style:font-weight-asian="bold" style:font-weight-complex="bold" fo:font-size="9pt" style:font-size-asian="9pt" style:font-size-complex="9pt"/>
    </style:style>
    <style:style style:name="T146" style:parent-style-name="Standaardalinea-lettertype" style:family="text">
      <style:text-properties fo:font-size="9pt" style:font-size-asian="9pt" style:font-size-complex="9pt"/>
    </style:style>
    <style:style style:name="T147" style:parent-style-name="Standaardalinea-lettertype" style:family="text">
      <style:text-properties fo:font-weight="bold" style:font-weight-asian="bold" style:font-weight-complex="bold" fo:font-size="9pt" style:font-size-asian="9pt" style:font-size-complex="9pt"/>
    </style:style>
    <style:style style:name="T148" style:parent-style-name="Standaardalinea-lettertype" style:family="text">
      <style:text-properties fo:font-weight="bold" style:font-weight-asian="bold" style:font-weight-complex="bold" fo:font-size="9pt" style:font-size-asian="9pt" style:font-size-complex="9pt"/>
    </style:style>
    <style:style style:name="T149" style:parent-style-name="Standaardalinea-lettertype" style:family="text">
      <style:text-properties fo:font-size="9pt" style:font-size-asian="9pt" style:font-size-complex="9pt"/>
    </style:style>
    <style:style style:name="T150" style:parent-style-name="Hyperlink" style:family="text">
      <style:text-properties fo:font-size="9pt" style:font-size-asian="9pt" style:font-size-complex="9pt"/>
    </style:style>
    <style:style style:name="T151" style:parent-style-name="Standaardalinea-lettertype" style:family="text">
      <style:text-properties fo:font-size="9pt" style:font-size-asian="9pt" style:font-size-complex="9pt"/>
    </style:style>
    <style:style style:name="T152" style:parent-style-name="Standaardalinea-lettertype" style:family="text">
      <style:text-properties fo:font-size="9pt" style:font-size-asian="9pt" style:font-size-complex="9pt"/>
    </style:style>
    <style:style style:name="T153" style:parent-style-name="Hyperlink" style:family="text">
      <style:text-properties fo:font-size="9pt" style:font-size-asian="9pt" style:font-size-complex="9pt"/>
    </style:style>
    <style:style style:name="T154" style:parent-style-name="Standaardalinea-lettertype" style:family="text">
      <style:text-properties fo:font-size="9pt" style:font-size-asian="9pt" style:font-size-complex="9pt"/>
    </style:style>
    <style:style style:name="P155" style:parent-style-name="Standaard" style:family="paragraph">
      <style:text-properties fo:font-style="italic" style:font-style-asian="italic" fo:letter-spacing="0.0027in" style:font-size-complex="9pt" fo:language="nl" fo:country="NL"/>
    </style:style>
    <style:style style:name="T156" style:parent-style-name="Standaardalinea-lettertype" style:family="text">
      <style:text-properties fo:font-weight="bold" style:font-weight-asian="bold" fo:letter-spacing="0.0027in" style:font-size-complex="9pt" fo:language="nl" fo:country="NL"/>
    </style:style>
    <style:style style:name="T157" style:parent-style-name="Standaardalinea-lettertype" style:family="text">
      <style:text-properties fo:font-weight="bold" style:font-weight-asian="bold" fo:font-style="italic" style:font-style-asian="italic" fo:letter-spacing="0.0027in" style:font-size-complex="9pt" fo:language="nl" fo:country="NL"/>
    </style:style>
    <style:style style:name="T158" style:parent-style-name="Standaardalinea-lettertype" style:family="text">
      <style:text-properties fo:font-weight="bold" style:font-weight-asian="bold" style:font-size-complex="9pt" fo:language="nl" fo:country="NL"/>
    </style:style>
    <style:style style:name="T159" style:parent-style-name="Standaardalinea-lettertype" style:family="text">
      <style:text-properties style:font-size-complex="9pt" fo:language="nl" fo:country="NL"/>
    </style:style>
    <style:style style:name="T160" style:parent-style-name="Hyperlink" style:family="text">
      <style:text-properties style:font-size-complex="9pt" fo:language="nl" fo:country="NL"/>
    </style:style>
    <style:style style:name="T161" style:parent-style-name="Standaardalinea-lettertype" style:family="text">
      <style:text-properties style:font-size-complex="9pt" fo:language="nl" fo:country="NL"/>
    </style:style>
    <style:style style:name="T162" style:parent-style-name="Standaardalinea-lettertype" style:family="text">
      <style:text-properties style:font-size-complex="9pt" fo:language="nl" fo:country="NL"/>
    </style:style>
    <style:style style:name="P163" style:parent-style-name="Kop1" style:family="paragraph">
      <style:paragraph-properties fo:break-before="page"/>
    </style:style>
    <style:style style:name="T164" style:parent-style-name="Standaardalinea-lettertype" style:family="text">
      <style:text-properties style:font-size-complex="9pt" fo:language="nl" fo:country="NL"/>
    </style:style>
    <style:style style:name="T165" style:parent-style-name="Standaardalinea-lettertype" style:family="text">
      <style:text-properties style:font-size-complex="9pt" fo:language="nl" fo:country="NL"/>
    </style:style>
    <style:style style:name="T166" style:parent-style-name="Standaardalinea-lettertype" style:family="text">
      <style:text-properties style:font-name-complex="Arial" style:font-size-complex="9pt" fo:language="nl" fo:country="NL"/>
    </style:style>
    <style:style style:name="P167" style:parent-style-name="Standaard" style:family="paragraph">
      <style:paragraph-properties style:text-autospace="none"/>
      <style:text-properties style:font-name-complex="Arial" fo:font-weight="bold" style:font-weight-asian="bold" style:font-weight-complex="bold" fo:font-size="12pt" style:font-size-asian="12pt" fo:language="nl" fo:country="NL"/>
    </style:style>
    <style:style style:name="T168" style:parent-style-name="Standaardalinea-lettertype" style:family="text">
      <style:text-properties style:font-size-complex="9pt" fo:language="nl" fo:country="NL"/>
    </style:style>
    <style:style style:name="T169" style:parent-style-name="Standaardalinea-lettertype" style:family="text">
      <style:text-properties style:font-size-complex="9pt" fo:language="nl" fo:country="NL"/>
    </style:style>
    <style:style style:name="T170" style:parent-style-name="Standaardalinea-lettertype" style:family="text">
      <style:text-properties style:font-size-complex="9pt" fo:language="nl" fo:country="NL"/>
    </style:style>
    <style:style style:name="T171" style:parent-style-name="Standaardalinea-lettertype" style:family="text">
      <style:text-properties style:font-size-complex="9pt" fo:language="nl" fo:country="NL"/>
    </style:style>
    <style:style style:name="P172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73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174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175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76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77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78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79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80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fo:language="nl" fo:country="NL"/>
    </style:style>
    <style:style style:name="P181" style:parent-style-name="Standaard" style:family="paragraph">
      <style:text-properties fo:language="nl" fo:country="NL"/>
    </style:style>
    <style:style style:name="P182" style:parent-style-name="Standaard" style:family="paragraph">
      <style:text-properties fo:language="nl" fo:country="NL"/>
    </style:style>
    <style:style style:name="P183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84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85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</style:style>
    <style:style style:name="T186" style:parent-style-name="Standaardalinea-lettertype" style:family="text">
      <style:text-properties style:font-name-complex="Arial" style:font-weight-complex="bold" fo:font-style="italic" style:font-style-asian="italic" style:font-size-complex="9pt" fo:language="nl" fo:country="NL"/>
    </style:style>
    <style:style style:name="P187" style:parent-style-name="Kop3" style:family="paragraph">
      <style:paragraph-properties fo:margin-left="0.25in">
        <style:tab-stops/>
      </style:paragraph-properties>
    </style:style>
    <style:style style:name="P188" style:parent-style-name="Standaard" style:family="paragraph">
      <style:text-properties fo:language="nl" fo:country="NL"/>
    </style:style>
    <style:style style:name="P189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90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91" style:parent-style-name="Standaard" style:family="paragraph">
      <style:paragraph-properties fo:border="0.0069in solid #000000" fo:padding-top="0.0138in" fo:padding-left="0.0555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192" style:parent-style-name="Standaard" style:family="paragraph">
      <style:text-properties fo:language="nl" fo:country="NL"/>
    </style:style>
    <style:style style:name="P193" style:parent-style-name="Standaard" style:family="paragraph">
      <style:text-properties style:font-size-complex="9pt" fo:language="nl" fo:country="NL"/>
    </style:style>
    <style:style style:name="TableColumn195" style:family="table-column">
      <style:table-column-properties style:column-width="2.0645in"/>
    </style:style>
    <style:style style:name="TableColumn196" style:family="table-column">
      <style:table-column-properties style:column-width="2.0645in"/>
    </style:style>
    <style:style style:name="TableColumn197" style:family="table-column">
      <style:table-column-properties style:column-width="2.0652in"/>
    </style:style>
    <style:style style:name="Table194" style:family="table">
      <style:table-properties style:width="6.1944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ard" style:family="paragraph">
      <style:paragraph-properties fo:line-height="100%"/>
      <style:text-properties style:font-size-complex="9pt" fo:language="nl" fo:country="NL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ard" style:family="paragraph">
      <style:paragraph-properties fo:line-height="100%"/>
      <style:text-properties style:font-size-complex="9pt" fo:language="nl" fo:country="NL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ard" style:family="paragraph">
      <style:paragraph-properties fo:line-height="100%"/>
      <style:text-properties style:font-size-complex="9pt" fo:language="nl" fo:country="NL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ard" style:family="paragraph">
      <style:paragraph-properties fo:line-height="100%"/>
      <style:text-properties style:font-size-complex="9pt" fo:language="nl" fo:country="NL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ard" style:family="paragraph">
      <style:paragraph-properties fo:line-height="100%"/>
      <style:text-properties style:font-size-complex="9pt" fo:language="nl" fo:country="N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line-height="100%"/>
      <style:text-properties style:font-size-complex="9pt" fo:language="nl" fo:country="NL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ard" style:family="paragraph">
      <style:paragraph-properties fo:line-height="100%"/>
      <style:text-properties style:font-size-complex="9pt" fo:language="nl" fo:country="NL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ard" style:family="paragraph">
      <style:paragraph-properties fo:line-height="100%"/>
      <style:text-properties style:font-size-complex="9pt" fo:language="nl" fo:country="N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ard" style:family="paragraph">
      <style:paragraph-properties fo:line-height="100%"/>
      <style:text-properties style:font-size-complex="9pt" fo:language="nl" fo:country="NL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line-height="100%"/>
      <style:text-properties style:font-size-complex="9pt" fo:language="nl" fo:country="N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ard" style:family="paragraph">
      <style:paragraph-properties fo:line-height="100%"/>
      <style:text-properties style:font-size-complex="9pt" fo:language="nl" fo:country="NL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line-height="100%"/>
      <style:text-properties style:font-size-complex="9pt" fo:language="nl" fo:country="NL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ard" style:family="paragraph">
      <style:paragraph-properties fo:line-height="100%"/>
      <style:text-properties style:font-size-complex="9pt" fo:language="nl" fo:country="NL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ard" style:family="paragraph">
      <style:paragraph-properties fo:line-height="100%"/>
      <style:text-properties style:font-size-complex="9pt" fo:language="nl" fo:country="NL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ard" style:family="paragraph">
      <style:paragraph-properties fo:line-height="100%"/>
      <style:text-properties style:font-size-complex="9pt" fo:language="nl" fo:country="NL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ard" style:family="paragraph">
      <style:paragraph-properties fo:line-height="100%"/>
      <style:text-properties style:font-size-complex="9pt" fo:language="nl" fo:country="N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ard" style:family="paragraph">
      <style:paragraph-properties fo:line-height="100%"/>
      <style:text-properties style:font-size-complex="9pt" fo:language="nl" fo:country="NL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line-height="100%"/>
      <style:text-properties style:font-size-complex="9pt" fo:language="nl" fo:country="NL"/>
    </style:style>
    <style:style style:name="P240" style:parent-style-name="Standaard" style:family="paragraph">
      <style:text-properties fo:language="nl" fo:country="NL"/>
    </style:style>
    <style:style style:name="P241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242" style:parent-style-name="Standaard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</style:style>
    <style:style style:name="T243" style:parent-style-name="Standaardalinea-lettertype" style:family="text">
      <style:text-properties fo:font-style="italic" style:font-style-asian="italic" style:font-size-complex="9pt" fo:language="nl" fo:country="NL"/>
    </style:style>
    <style:style style:name="P244" style:parent-style-name="Standaard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style:font-size-complex="9pt" fo:language="nl" fo:country="NL"/>
    </style:style>
    <style:style style:name="P245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246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247" style:parent-style-name="Standaard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</style:style>
    <style:style style:name="T248" style:parent-style-name="Standaardalinea-lettertype" style:family="text">
      <style:text-properties fo:font-style="italic" style:font-style-asian="italic" style:font-size-complex="9pt" fo:language="nl" fo:country="NL"/>
    </style:style>
    <style:style style:name="P249" style:parent-style-name="Standaard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style:font-size-complex="9pt" fo:language="nl" fo:country="NL"/>
    </style:style>
    <style:style style:name="P250" style:parent-style-name="Standaard" style:family="paragraph">
      <style:text-properties fo:language="nl" fo:country="NL"/>
    </style:style>
    <style:style style:name="P251" style:parent-style-name="Standaard" style:family="paragraph">
      <style:paragraph-properties fo:break-before="page" fo:margin-bottom="0.1388in"/>
      <style:text-properties fo:language="nl" fo:country="NL" fo:hyphenate="true"/>
    </style:style>
    <style:style style:name="P252" style:parent-style-name="Standaard" style:family="paragraph">
      <style:text-properties fo:language="nl" fo:country="NL"/>
    </style:style>
    <style:style style:name="P253" style:parent-style-name="Standaard" style:family="paragraph">
      <style:text-properties fo:language="nl" fo:country="NL"/>
    </style:style>
    <style:style style:name="P254" style:parent-style-name="Lijstalinea" style:family="paragraph"/>
    <style:style style:name="P255" style:parent-style-name="Lijstalinea" style:family="paragraph"/>
    <style:style style:name="P256" style:parent-style-name="Standaard" style:family="paragraph">
      <style:paragraph-properties fo:margin-left="0.25in" fo:text-indent="-0.25in">
        <style:tab-stops/>
      </style:paragraph-properties>
    </style:style>
    <style:style style:name="P257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T258" style:parent-style-name="Standaardalinea-lettertype" style:family="text">
      <style:text-properties style:text-underline-type="single" style:text-underline-style="solid" style:text-underline-width="auto" style:text-underline-mode="continuous" fo:language="nl" fo:country="NL"/>
    </style:style>
    <style:style style:name="P259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260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61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62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263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</style:style>
    <style:style style:name="T264" style:parent-style-name="Standaardalinea-lettertype" style:family="text">
      <style:text-properties style:font-name-complex="Arial" style:font-weight-complex="bold" fo:font-style="italic" style:font-style-asian="italic" style:font-size-complex="9pt" fo:language="nl" fo:country="NL"/>
    </style:style>
    <style:style style:name="P265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66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67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268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269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</style:style>
    <style:style style:name="T270" style:parent-style-name="Standaardalinea-lettertype" style:family="text">
      <style:text-properties style:font-name-complex="Arial" style:font-weight-complex="bold" fo:font-style="italic" style:font-style-asian="italic" style:font-size-complex="9pt" fo:language="nl" fo:country="NL"/>
    </style:style>
    <style:style style:name="P271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72" style:parent-style-name="Standaard" style:family="paragraph">
      <style:text-properties style:text-underline-type="single" style:text-underline-style="solid" style:text-underline-width="auto" style:text-underline-mode="continuous" fo:language="nl" fo:country="NL"/>
    </style:style>
    <style:style style:name="P273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fo:color="#FF0000" style:font-size-complex="9pt" fo:language="nl" fo:country="NL"/>
    </style:style>
    <style:style style:name="P274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275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276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</style:style>
    <style:style style:name="T277" style:parent-style-name="Standaardalinea-lettertype" style:family="text">
      <style:text-properties style:font-name-complex="Arial" style:font-weight-complex="bold" fo:font-style="italic" style:font-style-asian="italic" style:font-size-complex="9pt" fo:language="nl" fo:country="NL"/>
    </style:style>
    <style:style style:name="P278" style:parent-style-name="Kop3" style:family="paragraph">
      <style:paragraph-properties style:vertical-align="auto"/>
    </style:style>
    <style:style style:name="P279" style:parent-style-name="Standaard" style:family="paragraph">
      <style:paragraph-properties style:vertical-align="auto"/>
      <style:text-properties fo:language="nl" fo:country="NL"/>
    </style:style>
    <style:style style:name="P280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281" style:parent-style-name="Standaardalinea-lettertype" style:family="text">
      <style:text-properties fo:font-style="italic" style:font-style-asian="italic" style:font-style-complex="italic" fo:color="#FF0000" style:font-size-complex="9pt" fo:language="nl" fo:country="NL"/>
    </style:style>
    <style:style style:name="P282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283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284" style:parent-style-name="Standaard" style:family="paragraph">
      <style:paragraph-properties style:vertical-align="auto" fo:margin-left="0.25in" fo:text-indent="-0.25in">
        <style:tab-stops/>
      </style:paragraph-properties>
      <style:text-properties fo:language="nl" fo:country="NL"/>
    </style:style>
    <style:style style:name="P285" style:parent-style-name="Standaard" style:family="paragraph">
      <style:paragraph-properties style:vertical-align="auto" fo:margin-left="0.25in" fo:text-indent="-0.25in">
        <style:tab-stops/>
      </style:paragraph-properties>
    </style:style>
    <style:style style:name="T286" style:parent-style-name="Standaardalinea-lettertype" style:family="text">
      <style:text-properties style:font-size-complex="9pt" fo:language="nl" fo:country="NL"/>
    </style:style>
    <style:style style:name="P287" style:parent-style-name="Lijstalinea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fo:color="#000000" style:font-size-complex="9pt"/>
    </style:style>
    <style:style style:name="P288" style:parent-style-name="Lijstalinea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fo:color="#000000" style:font-size-complex="9pt"/>
    </style:style>
    <style:style style:name="P289" style:parent-style-name="Lijstalinea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fo:color="#000000" style:font-size-complex="9pt"/>
    </style:style>
    <style:style style:name="P290" style:parent-style-name="Standaard" style:family="paragraph">
      <style:paragraph-properties style:vertical-align="auto"/>
      <style:text-properties fo:language="nl" fo:country="NL"/>
    </style:style>
    <style:style style:name="P291" style:parent-style-name="Standaard" style:family="paragraph">
      <style:paragraph-properties style:vertical-align="auto" fo:margin-left="0.25in" fo:text-indent="-0.25in">
        <style:tab-stops/>
      </style:paragraph-properties>
      <style:text-properties fo:language="nl" fo:country="NL"/>
    </style:style>
    <style:style style:name="P292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tyle-complex="italic" fo:color="#000000" style:font-size-complex="9pt" fo:language="nl" fo:country="NL"/>
    </style:style>
    <style:style style:name="P293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tyle-complex="italic" fo:color="#000000" style:font-size-complex="9pt" fo:language="nl" fo:country="NL"/>
    </style:style>
    <style:style style:name="P294" style:parent-style-name="Standaard" style:family="paragraph">
      <style:paragraph-properties style:vertical-align="auto"/>
      <style:text-properties fo:language="nl" fo:country="NL"/>
    </style:style>
    <style:style style:name="P295" style:parent-style-name="Standaard" style:family="paragraph">
      <style:paragraph-properties style:vertical-align="auto"/>
    </style:style>
    <style:style style:name="T296" style:parent-style-name="Standaardalinea-lettertype" style:family="text">
      <style:text-properties fo:language="nl" fo:country="NL"/>
    </style:style>
    <style:style style:name="T297" style:parent-style-name="Standaardalinea-lettertype" style:family="text">
      <style:text-properties style:font-name-asian="Times New Roman" fo:language="nl" fo:country="NL"/>
    </style:style>
    <style:style style:name="T298" style:parent-style-name="Standaardalinea-lettertype" style:family="text">
      <style:text-properties style:font-name-asian="Times New Roman" fo:language="nl" fo:country="NL"/>
    </style:style>
    <style:style style:name="P299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00" style:parent-style-name="Standaardalinea-lettertype" style:family="text">
      <style:text-properties fo:font-style="italic" style:font-style-asian="italic" style:font-style-complex="italic" fo:color="#000000" style:font-size-complex="9pt" fo:language="nl" fo:country="NL"/>
    </style:style>
    <style:style style:name="P301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02" style:parent-style-name="Standaard" style:family="paragraph">
      <style:paragraph-properties style:vertical-align="auto" fo:margin-left="0.25in" fo:text-indent="-0.25in">
        <style:tab-stops/>
      </style:paragraph-properties>
      <style:text-properties fo:language="nl" fo:country="NL"/>
    </style:style>
    <style:style style:name="P303" style:parent-style-name="Standaard" style:family="paragraph">
      <style:text-properties fo:color="#000000" style:font-size-complex="9pt" fo:language="nl" fo:country="NL"/>
    </style:style>
    <style:style style:name="P304" style:parent-style-name="Standaard" style:family="paragraph">
      <style:text-properties fo:color="#000000" style:font-size-complex="9pt" fo:language="nl" fo:country="NL"/>
    </style:style>
    <style:style style:name="P305" style:parent-style-name="Standaard" style:family="paragraph">
      <style:paragraph-properties style:vertical-align="auto"/>
      <style:text-properties fo:language="nl" fo:country="NL"/>
    </style:style>
    <style:style style:name="P306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tyle-complex="italic" fo:color="#000000" style:font-size-complex="9pt" fo:language="nl" fo:country="NL"/>
    </style:style>
    <style:style style:name="P30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08" style:parent-style-name="Standaard" style:family="paragraph">
      <style:text-properties fo:language="nl" fo:country="NL"/>
    </style:style>
    <style:style style:name="P309" style:parent-style-name="Standaard" style:family="paragraph">
      <style:paragraph-properties style:vertical-align="auto" fo:margin-left="0.25in" fo:text-indent="-0.25in">
        <style:tab-stops/>
      </style:paragraph-properties>
      <style:text-properties fo:language="nl" fo:country="NL"/>
    </style:style>
    <style:style style:name="P310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tyle-complex="italic" fo:color="#000000" style:font-size-complex="9pt" fo:language="nl" fo:country="NL"/>
    </style:style>
    <style:style style:name="P311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12" style:parent-style-name="Lijstalinea" style:family="paragraph">
      <style:paragraph-properties style:vertical-align="auto" fo:margin-left="0.75in" fo:text-indent="-0.25in">
        <style:tab-stops/>
      </style:paragraph-properties>
    </style:style>
    <style:style style:name="P313" style:parent-style-name="Standaard" style:family="paragraph">
      <style:paragraph-properties fo:text-align="justify"/>
      <style:text-properties style:font-size-complex="9pt" fo:language="nl" fo:country="NL"/>
    </style:style>
    <style:style style:name="P314" style:parent-style-name="Standaard" style:family="paragraph">
      <style:paragraph-properties fo:text-align="justify"/>
      <style:text-properties fo:language="nl" fo:country="NL"/>
    </style:style>
    <style:style style:name="P315" style:parent-style-name="Standaard" style:family="paragraph">
      <style:paragraph-properties fo:text-align="justify"/>
    </style:style>
    <style:style style:name="T316" style:parent-style-name="Standaardalinea-lettertype" style:family="text">
      <style:text-properties style:font-size-complex="9pt" fo:language="nl" fo:country="NL"/>
    </style:style>
    <style:style style:name="P31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ize-complex="9pt" fo:language="nl" fo:country="NL"/>
    </style:style>
    <style:style style:name="P31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ize-complex="9pt" fo:language="nl" fo:country="NL"/>
    </style:style>
    <style:style style:name="P319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20" style:parent-style-name="Standaardalinea-lettertype" style:family="text">
      <style:text-properties fo:font-style="italic" style:font-style-asian="italic" style:font-size-complex="9pt" fo:language="nl" fo:country="NL"/>
    </style:style>
    <style:style style:name="T321" style:parent-style-name="Standaardalinea-lettertype" style:family="text">
      <style:text-properties style:font-size-complex="9pt" fo:language="nl" fo:country="NL"/>
    </style:style>
    <style:style style:name="P322" style:parent-style-name="Standaard" style:family="paragraph">
      <style:text-properties fo:language="nl" fo:country="NL"/>
    </style:style>
    <style:style style:name="P323" style:parent-style-name="Standaard" style:family="paragraph">
      <style:text-properties fo:language="nl" fo:country="NL"/>
    </style:style>
    <style:style style:name="P324" style:parent-style-name="Standaard" style:family="paragraph">
      <style:text-properties fo:language="nl" fo:country="NL"/>
    </style:style>
    <style:style style:name="P325" style:parent-style-name="Standaard" style:family="paragraph">
      <style:paragraph-properties fo:text-align="justify"/>
      <style:text-properties style:font-size-complex="9pt" fo:language="nl" fo:country="NL"/>
    </style:style>
    <style:style style:name="P326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ize-complex="9pt" fo:language="nl" fo:country="NL"/>
    </style:style>
    <style:style style:name="P32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ize-complex="9pt" fo:language="nl" fo:country="NL"/>
    </style:style>
    <style:style style:name="P32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font-style="italic" style:font-style-asian="italic" style:font-size-complex="9pt" fo:language="nl" fo:country="NL"/>
    </style:style>
    <style:style style:name="P329" style:parent-style-name="Standaard" style:family="paragraph">
      <style:text-properties fo:color="#000000" style:font-size-complex="9pt" fo:language="nl" fo:country="NL"/>
    </style:style>
    <style:style style:name="P330" style:parent-style-name="Standaard" style:family="paragraph">
      <style:paragraph-properties fo:text-align="justify"/>
    </style:style>
    <style:style style:name="T331" style:parent-style-name="Standaardalinea-lettertype" style:family="text">
      <style:text-properties style:font-size-complex="9pt" fo:language="nl" fo:country="NL"/>
    </style:style>
    <style:style style:name="P332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33" style:parent-style-name="Standaardalinea-lettertype" style:family="text">
      <style:text-properties fo:font-style="italic" style:font-style-asian="italic" fo:color="#FF0000" style:font-size-complex="9pt" fo:language="nl" fo:country="NL"/>
    </style:style>
    <style:style style:name="P33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35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36" style:parent-style-name="Standaard" style:family="paragraph">
      <style:text-properties fo:language="nl" fo:country="NL"/>
    </style:style>
    <style:style style:name="P33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38" style:parent-style-name="Standaardalinea-lettertype" style:family="text">
      <style:text-properties fo:font-style="italic" style:font-style-asian="italic" style:font-size-complex="9pt" fo:language="nl" fo:country="NL"/>
    </style:style>
    <style:style style:name="T339" style:parent-style-name="Standaardalinea-lettertype" style:family="text">
      <style:text-properties style:font-size-complex="9pt" fo:language="nl" fo:country="NL"/>
    </style:style>
    <style:style style:name="P340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41" style:parent-style-name="Standaard" style:family="paragraph">
      <style:text-properties fo:language="nl" fo:country="NL"/>
    </style:style>
    <style:style style:name="P342" style:parent-style-name="Standaard" style:family="paragraph">
      <style:paragraph-properties fo:text-align="justify"/>
    </style:style>
    <style:style style:name="T343" style:parent-style-name="Standaardalinea-lettertype" style:family="text">
      <style:text-properties style:font-size-complex="9pt" fo:language="nl" fo:country="NL"/>
    </style:style>
    <style:style style:name="P34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45" style:parent-style-name="Standaardalinea-lettertype" style:family="text">
      <style:text-properties fo:font-style="italic" style:font-style-asian="italic" style:font-size-complex="9pt" fo:language="nl" fo:country="NL"/>
    </style:style>
    <style:style style:name="T346" style:parent-style-name="Standaardalinea-lettertype" style:family="text">
      <style:text-properties style:font-size-complex="9pt" fo:language="nl" fo:country="NL"/>
    </style:style>
    <style:style style:name="P34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4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49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50" style:parent-style-name="Standaard" style:family="paragraph">
      <style:paragraph-properties fo:text-align="justify"/>
      <style:text-properties style:font-size-complex="9pt" fo:language="nl" fo:country="NL"/>
    </style:style>
    <style:style style:name="P351" style:parent-style-name="Standaard" style:family="paragraph">
      <style:paragraph-properties fo:text-align="justify"/>
    </style:style>
    <style:style style:name="T352" style:parent-style-name="Standaardalinea-lettertype" style:family="text">
      <style:text-properties style:font-size-complex="9pt" fo:language="nl" fo:country="NL"/>
    </style:style>
    <style:style style:name="T353" style:parent-style-name="Standaardalinea-lettertype" style:family="text">
      <style:text-properties style:font-size-complex="9pt" fo:language="nl" fo:country="NL"/>
    </style:style>
    <style:style style:name="P35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55" style:parent-style-name="Standaardalinea-lettertype" style:family="text">
      <style:text-properties fo:font-style="italic" style:font-style-asian="italic" style:font-size-complex="9pt" fo:language="nl" fo:country="NL"/>
    </style:style>
    <style:style style:name="T356" style:parent-style-name="Standaardalinea-lettertype" style:family="text">
      <style:text-properties style:font-size-complex="9pt" fo:language="nl" fo:country="NL"/>
    </style:style>
    <style:style style:name="P35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5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59" style:parent-style-name="Standaard" style:family="paragraph">
      <style:text-properties fo:language="nl" fo:country="NL"/>
    </style:style>
    <style:style style:name="P360" style:parent-style-name="Standaard" style:family="paragraph">
      <style:text-properties fo:language="nl" fo:country="NL"/>
    </style:style>
    <style:style style:name="P361" style:parent-style-name="Standaard" style:family="paragraph">
      <style:text-properties fo:language="nl" fo:country="NL"/>
    </style:style>
    <style:style style:name="P362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63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6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65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66" style:parent-style-name="Standaard" style:family="paragraph">
      <style:text-properties fo:color="#000000" style:font-size-complex="9pt" fo:language="nl" fo:country="NL"/>
    </style:style>
    <style:style style:name="T367" style:parent-style-name="Standaardalinea-lettertype" style:family="text">
      <style:text-properties fo:color="#000000" style:font-size-complex="9pt" fo:language="nl" fo:country="NL"/>
    </style:style>
    <style:style style:name="P36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69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70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71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72" style:parent-style-name="Standaard" style:family="paragraph">
      <style:text-properties fo:color="#000000" style:font-size-complex="9pt" fo:language="nl" fo:country="NL"/>
    </style:style>
    <style:style style:name="P373" style:parent-style-name="Standaard" style:family="paragraph">
      <style:paragraph-properties fo:text-align="justify"/>
      <style:text-properties style:font-size-complex="9pt" fo:language="nl" fo:country="NL"/>
    </style:style>
    <style:style style:name="P37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</style:style>
    <style:style style:name="T375" style:parent-style-name="Standaardalinea-lettertype" style:family="text">
      <style:text-properties fo:font-style="italic" style:font-style-asian="italic" style:font-size-complex="9pt" fo:language="nl" fo:country="NL"/>
    </style:style>
    <style:style style:name="T376" style:parent-style-name="Standaardalinea-lettertype" style:family="text">
      <style:text-properties style:font-size-complex="9pt" fo:language="nl" fo:country="NL"/>
    </style:style>
    <style:style style:name="P37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7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79" style:parent-style-name="Standaard" style:family="paragraph">
      <style:paragraph-properties fo:text-align="justify" fo:margin-left="0.5in">
        <style:tab-stops/>
      </style:paragraph-properties>
      <style:text-properties style:font-size-complex="9pt" fo:language="nl" fo:country="NL"/>
    </style:style>
    <style:style style:name="P380" style:parent-style-name="Standaard" style:family="paragraph">
      <style:paragraph-properties fo:text-align="justify"/>
    </style:style>
    <style:style style:name="T381" style:parent-style-name="Standaardalinea-lettertype" style:family="text">
      <style:text-properties fo:language="nl" fo:country="NL"/>
    </style:style>
    <style:style style:name="T382" style:parent-style-name="Standaardalinea-lettertype" style:family="text">
      <style:text-properties fo:font-style="italic" style:font-style-asian="italic" style:font-size-complex="9pt" fo:language="nl" fo:country="NL"/>
    </style:style>
    <style:style style:name="T383" style:parent-style-name="Standaardalinea-lettertype" style:family="text">
      <style:text-properties style:font-size-complex="9pt" fo:language="nl" fo:country="NL"/>
    </style:style>
    <style:style style:name="P384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85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86" style:parent-style-name="Standaard" style:family="paragraph">
      <style:text-properties fo:font-weight="bold" style:font-weight-asian="bold" fo:language="nl" fo:country="NL"/>
    </style:style>
    <style:style style:name="P387" style:parent-style-name="Standaard" style:family="paragraph">
      <style:paragraph-properties fo:text-align="justify"/>
      <style:text-properties fo:language="nl" fo:country="NL"/>
    </style:style>
    <style:style style:name="P388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P389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fo:language="nl" fo:country="NL"/>
    </style:style>
    <style:style style:name="T390" style:parent-style-name="Standaardalinea-lettertype" style:family="text">
      <style:text-properties style:font-size-complex="9pt"/>
    </style:style>
    <style:style style:name="P391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392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93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94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395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396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97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398" style:parent-style-name="Standaard" style:family="paragraph">
      <style:text-properties fo:language="nl" fo:country="NL"/>
    </style:style>
    <style:style style:name="P399" style:parent-style-name="Standaard" style:family="paragraph">
      <style:paragraph-properties fo:margin-left="0.25in" fo:text-indent="-0.25in">
        <style:tab-stops/>
      </style:paragraph-properties>
      <style:text-properties fo:language="nl" fo:country="NL"/>
    </style:style>
    <style:style style:name="P400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401" style:parent-style-name="Standaard" style:family="paragraph">
      <style:paragraph-properties fo:border="0.0069in solid #000000" fo:padding-top="0.0138in" fo:padding-left="0in" fo:padding-bottom="0in" fo:padding-right="0.0555in" style:shadow="none" fo:text-align="justify"/>
      <style:text-properties style:font-size-complex="9pt" fo:language="nl" fo:country="NL"/>
    </style:style>
    <style:style style:name="P402" style:parent-style-name="Standaard" style:family="paragraph">
      <style:text-properties fo:language="nl" fo:country="NL"/>
    </style:style>
    <style:style style:name="P403" style:parent-style-name="Standaard" style:family="paragraph">
      <style:paragraph-properties fo:text-align="justify"/>
      <style:text-properties fo:language="nl" fo:country="NL"/>
    </style:style>
    <style:style style:name="P404" style:parent-style-name="Standaard" style:family="paragraph">
      <style:paragraph-properties fo:border="0.0069in solid #000000" fo:padding-top="0.0138in" fo:padding-left="0in" fo:padding-bottom="0in" fo:padding-right="0.0555in" style:shadow="none" fo:text-align="justify" fo:margin-left="0.25in" fo:text-indent="-0.25in">
        <style:tab-stops/>
      </style:paragraph-properties>
      <style:text-properties fo:language="nl" fo:country="NL"/>
    </style:style>
    <style:style style:name="P405" style:parent-style-name="Standaard" style:family="paragraph">
      <style:text-properties fo:language="nl" fo:country="NL"/>
    </style:style>
    <style:style style:name="P406" style:parent-style-name="Standaard" style:family="paragraph">
      <style:text-properties fo:language="nl" fo:country="NL"/>
    </style:style>
    <style:style style:name="P407" style:parent-style-name="Standaard" style:family="paragraph">
      <style:text-properties fo:language="nl" fo:country="NL"/>
    </style:style>
    <style:style style:name="P408" style:parent-style-name="Standaard" style:family="paragraph">
      <style:text-properties fo:language="nl" fo:country="NL"/>
    </style:style>
    <style:style style:name="P409" style:parent-style-name="Standaard" style:family="paragraph">
      <style:text-properties fo:language="nl" fo:country="NL"/>
    </style:style>
    <style:style style:name="P410" style:parent-style-name="Standaard" style:family="paragraph">
      <style:text-properties fo:language="nl" fo:country="NL"/>
    </style:style>
    <style:style style:name="TableColumn412" style:family="table-column">
      <style:table-column-properties style:column-width="2.1659in" style:use-optimal-column-width="false"/>
    </style:style>
    <style:style style:name="TableColumn413" style:family="table-column">
      <style:table-column-properties style:column-width="1.575in" style:use-optimal-column-width="false"/>
    </style:style>
    <style:style style:name="TableColumn414" style:family="table-column">
      <style:table-column-properties style:column-width="1.575in" style:use-optimal-column-width="false"/>
    </style:style>
    <style:style style:name="TableColumn415" style:family="table-column">
      <style:table-column-properties style:column-width="1.575in" style:use-optimal-column-width="false"/>
    </style:style>
    <style:style style:name="Table411" style:family="table">
      <style:table-properties style:width="6.8909in" fo:margin-left="-0.0034in" table:align="left"/>
    </style:style>
    <style:style style:name="TableRow416" style:family="table-row">
      <style:table-row-properties style:min-row-height="0.309in" style:use-optimal-row-height="false"/>
    </style:style>
    <style:style style:name="TableCell417" style:family="table-cell">
      <style:table-cell-properties fo:border="0.0069in solid #000000" fo:background-color="#1F4E79" style:writing-mode="lr-tb" fo:padding-top="0in" fo:padding-left="0.075in" fo:padding-bottom="0in" fo:padding-right="0.075in"/>
    </style:style>
    <style:style style:name="T418" style:parent-style-name="Standaardalinea-lettertype" style:family="text">
      <style:text-properties fo:font-weight="bold" style:font-weight-asian="bold" style:font-weight-complex="bold" fo:color="#FFFFFF" fo:language="nl" fo:country="NL"/>
    </style:style>
    <style:style style:name="TableCell419" style:family="table-cell">
      <style:table-cell-properties fo:border="0.0069in solid #000000" fo:background-color="#1F4E79" style:writing-mode="lr-tb" fo:padding-top="0in" fo:padding-left="0.0069in" fo:padding-bottom="0in" fo:padding-right="0.0069in"/>
    </style:style>
    <style:style style:name="P420" style:parent-style-name="Standaard" style:family="paragraph">
      <style:text-properties fo:font-weight="bold" style:font-weight-asian="bold" style:font-weight-complex="bold" fo:color="#FFFFFF" fo:language="nl" fo:country="NL"/>
    </style:style>
    <style:style style:name="TableCell421" style:family="table-cell">
      <style:table-cell-properties fo:border="0.0069in solid #000000" fo:background-color="#1F4E79" style:writing-mode="lr-tb" fo:padding-top="0in" fo:padding-left="0.0069in" fo:padding-bottom="0in" fo:padding-right="0.0069in"/>
    </style:style>
    <style:style style:name="P422" style:parent-style-name="Standaard" style:family="paragraph">
      <style:text-properties fo:font-weight="bold" style:font-weight-asian="bold" style:font-weight-complex="bold" fo:color="#FFFFFF" fo:language="nl" fo:country="NL"/>
    </style:style>
    <style:style style:name="TableCell423" style:family="table-cell">
      <style:table-cell-properties fo:border="0.0069in solid #000000" fo:background-color="#1F4E79" style:writing-mode="lr-tb" fo:padding-top="0in" fo:padding-left="0.0069in" fo:padding-bottom="0in" fo:padding-right="0.0069in"/>
    </style:style>
    <style:style style:name="T424" style:parent-style-name="Standaardalinea-lettertype" style:family="text">
      <style:text-properties fo:font-weight="bold" style:font-weight-asian="bold" style:font-weight-complex="bold" fo:color="#FFFFFF" fo:language="nl" fo:country="NL"/>
    </style:style>
    <style:style style:name="T425" style:parent-style-name="Standaardalinea-lettertype" style:family="text">
      <style:text-properties fo:font-weight="bold" style:font-weight-asian="bold" style:font-weight-complex="bold" fo:color="#FFFFFF" fo:language="nl" fo:country="NL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8" style:parent-style-name="Standaard" style:family="paragraph">
      <style:text-properties style:font-weight-complex="bold" fo:language="nl" fo:country="NL"/>
    </style:style>
    <style:style style:name="P429" style:parent-style-name="Standaard" style:family="paragraph">
      <style:text-properties style:font-weight-complex="bold" fo:language="nl" fo:country="NL"/>
    </style:style>
    <style:style style:name="P430" style:parent-style-name="Standaard" style:family="paragraph">
      <style:text-properties style:font-weight-complex="bold" fo:language="nl" fo:country="NL"/>
    </style:style>
    <style:style style:name="TableCell43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2" style:parent-style-name="Standaard" style:family="paragraph">
      <style:text-properties fo:font-style="italic" style:font-style-asian="italic" style:font-style-complex="italic" fo:language="nl" fo:country="NL"/>
    </style:style>
    <style:style style:name="TableCell43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4" style:parent-style-name="Standaard" style:family="paragraph">
      <style:text-properties fo:font-style="italic" style:font-style-asian="italic" style:font-style-complex="italic" fo:language="nl" fo:country="NL"/>
    </style:style>
    <style:style style:name="TableCell43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6" style:parent-style-name="Standaard" style:family="paragraph">
      <style:text-properties fo:font-style="italic" style:font-style-asian="italic" style:font-style-complex="italic" fo:language="nl" fo:country="NL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9" style:parent-style-name="Standaard" style:family="paragraph">
      <style:text-properties style:font-weight-complex="bold" fo:language="nl" fo:country="NL"/>
    </style:style>
    <style:style style:name="P440" style:parent-style-name="Standaard" style:family="paragraph">
      <style:text-properties style:font-weight-complex="bold" fo:language="nl" fo:country="NL"/>
    </style:style>
    <style:style style:name="P441" style:parent-style-name="Standaard" style:family="paragraph">
      <style:text-properties style:font-weight-complex="bold" fo:language="nl" fo:country="NL"/>
    </style:style>
    <style:style style:name="TableCell44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43" style:parent-style-name="Standaard" style:family="paragraph">
      <style:text-properties fo:font-style="italic" style:font-style-asian="italic" style:font-style-complex="italic" fo:language="nl" fo:country="NL"/>
    </style:style>
    <style:style style:name="TableCell44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45" style:parent-style-name="Standaard" style:family="paragraph">
      <style:text-properties fo:font-style="italic" style:font-style-asian="italic" style:font-style-complex="italic" fo:language="nl" fo:country="NL"/>
    </style:style>
    <style:style style:name="TableCell44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47" style:parent-style-name="Standaard" style:family="paragraph">
      <style:text-properties fo:font-style="italic" style:font-style-asian="italic" style:font-style-complex="italic" fo:language="nl" fo:country="NL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0" style:parent-style-name="Standaard" style:family="paragraph">
      <style:text-properties style:font-weight-complex="bold" fo:language="nl" fo:country="NL"/>
    </style:style>
    <style:style style:name="P451" style:parent-style-name="Standaard" style:family="paragraph">
      <style:text-properties style:font-weight-complex="bold" fo:language="nl" fo:country="NL"/>
    </style:style>
    <style:style style:name="P452" style:parent-style-name="Standaard" style:family="paragraph">
      <style:text-properties style:font-weight-complex="bold" fo:language="nl" fo:country="NL"/>
    </style:style>
    <style:style style:name="TableCell45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54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5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56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5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58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1" style:parent-style-name="Standaard" style:family="paragraph">
      <style:text-properties style:font-weight-complex="bold" fo:language="nl" fo:country="NL"/>
    </style:style>
    <style:style style:name="P462" style:parent-style-name="Standaard" style:family="paragraph">
      <style:text-properties style:font-weight-complex="bold" fo:language="nl" fo:country="NL"/>
    </style:style>
    <style:style style:name="P463" style:parent-style-name="Standaard" style:family="paragraph">
      <style:text-properties style:font-weight-complex="bold" fo:language="nl" fo:country="NL"/>
    </style:style>
    <style:style style:name="TableCell46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65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6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67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6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69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Row470" style:family="table-row">
      <style:table-row-properties style:min-row-height="0.2506in" style:use-optimal-row-height="false"/>
    </style:style>
    <style:style style:name="TableCell4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2" style:parent-style-name="Standaard" style:family="paragraph">
      <style:text-properties style:font-weight-complex="bold" fo:language="nl" fo:country="NL"/>
    </style:style>
    <style:style style:name="P473" style:parent-style-name="Standaard" style:family="paragraph">
      <style:text-properties style:font-weight-complex="bold" fo:language="nl" fo:country="NL"/>
    </style:style>
    <style:style style:name="P474" style:parent-style-name="Standaard" style:family="paragraph">
      <style:text-properties style:font-weight-complex="bold" fo:language="nl" fo:country="NL"/>
    </style:style>
    <style:style style:name="TableCell47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76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7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78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7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80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3" style:parent-style-name="Standaard" style:family="paragraph">
      <style:text-properties style:font-weight-complex="bold" fo:language="nl" fo:country="NL"/>
    </style:style>
    <style:style style:name="P484" style:parent-style-name="Standaard" style:family="paragraph">
      <style:text-properties style:font-weight-complex="bold" fo:language="nl" fo:country="NL"/>
    </style:style>
    <style:style style:name="P485" style:parent-style-name="Standaard" style:family="paragraph">
      <style:text-properties style:font-weight-complex="bold" fo:language="nl" fo:country="NL"/>
    </style:style>
    <style:style style:name="TableCell48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87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8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89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Cell49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T491" style:parent-style-name="Standaardalinea-lettertype" style:family="text">
      <style:text-properties fo:font-style="italic" style:font-style-asian="italic" style:font-style-complex="italic" fo:language="nl" fo:country="NL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94" style:parent-style-name="Standaard" style:family="paragraph">
      <style:text-properties fo:font-weight="bold" style:font-weight-asian="bold" style:font-weight-complex="bold" fo:language="nl" fo:country="NL"/>
    </style:style>
    <style:style style:name="TableCell495" style:family="table-cell">
      <style:table-cell-properties fo:border="0.0069in solid #000000" fo:background-color="#DEEAF6" style:writing-mode="lr-tb" fo:padding-top="0in" fo:padding-left="0.0069in" fo:padding-bottom="0in" fo:padding-right="0.0069in"/>
    </style:style>
    <style:style style:name="P496" style:parent-style-name="Standaard" style:family="paragraph">
      <style:text-properties fo:font-weight="bold" style:font-weight-asian="bold" fo:language="nl" fo:country="NL"/>
    </style:style>
    <style:style style:name="TableCell497" style:family="table-cell">
      <style:table-cell-properties fo:border="0.0069in solid #000000" fo:background-color="#DEEAF6" style:writing-mode="lr-tb" fo:padding-top="0in" fo:padding-left="0.0069in" fo:padding-bottom="0in" fo:padding-right="0.0069in"/>
    </style:style>
    <style:style style:name="P498" style:parent-style-name="Standaard" style:family="paragraph">
      <style:text-properties fo:font-weight="bold" style:font-weight-asian="bold" fo:language="nl" fo:country="NL"/>
    </style:style>
    <style:style style:name="TableCell499" style:family="table-cell">
      <style:table-cell-properties fo:border="0.0069in solid #000000" fo:background-color="#DEEAF6" style:writing-mode="lr-tb" fo:padding-top="0in" fo:padding-left="0.0069in" fo:padding-bottom="0in" fo:padding-right="0.0069in"/>
    </style:style>
    <style:style style:name="P500" style:parent-style-name="Standaard" style:family="paragraph">
      <style:text-properties fo:font-weight="bold" style:font-weight-asian="bold" fo:language="nl" fo:country="NL"/>
    </style:style>
    <style:style style:name="P501" style:parent-style-name="Standaard" style:family="paragraph">
      <style:text-properties fo:language="nl" fo:country="NL"/>
    </style:style>
    <style:style style:name="P502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503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504" style:parent-style-name="Standaard" style:family="paragraph">
      <style:paragraph-properties fo:border="0.0069in solid #000000" fo:padding-top="0.0138in" fo:padding-left="0in" fo:padding-bottom="0.0138in" fo:padding-right="0.0555in" style:shadow="none" style:text-autospace="none"/>
      <style:text-properties style:font-name-complex="Arial" style:font-weight-complex="bold" fo:font-style="italic" style:font-style-asian="italic" style:font-size-complex="9pt" fo:language="nl" fo:country="NL"/>
    </style:style>
    <style:style style:name="P505" style:parent-style-name="Standaard" style:family="paragraph">
      <style:text-properties fo:language="nl" fo:country="NL"/>
    </style:style>
    <style:style style:name="P506" style:parent-style-name="Standaard" style:family="paragraph">
      <style:text-properties fo:language="nl" fo:country="NL"/>
    </style:style>
  </office:automatic-styles>
  <office:body>
    <office:text text:use-soft-page-breaks="true">
      <text:p text:style-name="P1"/>
      <text:h text:style-name="Kop1" text:outline-level="1"><text:bookmark-start text:name="_Toc169250296"/>Eindrapportage Subsidieregeling pilot praktijkgericht programma voor gl en tl<text:bookmark-end text:name="_Toc169250296"/></text:h>
      <text:p text:style-name="P2"/>
      <text:h text:style-name="Kop2" text:outline-level="2"><text:bookmark-start text:name="_Toc169250297"/>Algemene gegevens<text:bookmark-end text:name="_Toc169250297"/></text:h>
      <text:p text:style-name="P3"/>
      <text:p text:style-name="P4"><text:span text:style-name="T5">Contactgegevens</text:span><text:span text:style-name="T6"><text:tab/></text:span><text:span text:style-name="T7"><text:tab/></text:span><text:span text:style-name="T8"><text:tab/></text:span><text:span text:style-name="T9"><text:s/>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Referentie (GLTLXXXXXX)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<text:span text:style-name="T21">RIO Vestigingscode (00XX00)</text:span>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Naam school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Contactpersoon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Voorletter(s)<text:s/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Achternaam<text:tab/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E-mailadre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pan text:style-name="T52">Telefoonnummer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Praktijkgericht programma</text:p>
          </table:table-cell>
          <table:table-cell table:style-name="TableCell58">
            <text:p text:style-name="P59">Bijvoorbeeld: Economie en Ondernemen</text:p>
          </table:table-cell>
        </table:table-row>
        <table:table-row table:style-name="TableRow60">
          <table:table-cell table:style-name="TableCell61">
            <text:p text:style-name="P62">Gemengde leerweg of theoretische leerweg?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<text:span text:style-name="T68">Datum rapportage</text:span></text:p>
          </table:table-cell>
          <table:table-cell table:style-name="TableCell69">
            <text:p text:style-name="P70"/>
          </table:table-cell>
        </table:table-row>
      </table:table>
      <text:p text:style-name="P71"><text:span text:style-name="T72"><text:tab/></text:span><text:span text:style-name="T73"><text:tab/></text:span><text:span text:style-name="T74"><text:tab/></text:span></text:p>
      <text:p text:style-name="P75">Gegevens bevoegd gezag<text:tab/><text:tab/><text:tab/><text:tab/><text:tab/><text:tab/>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voegd gezag nummer (XXXXX)</text:span><text:span text:style-name="T83"><text:tab/>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Contactpersoon<text:s/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Voorletter(s)<text:s/><text:tab/><text:tab/><text:tab/><text:tab/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chternaam<text:tab/><text:tab/><text:tab/><text:tab/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E-mailadres<text:tab/><text:tab/><text:tab/><text:tab/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Telefoonnummer</text:span></text:p>
          </table:table-cell>
          <table:table-cell table:style-name="TableCell110">
            <text:p text:style-name="P111"/>
          </table:table-cell>
        </table:table-row>
      </table:table>
      <text:p text:style-name="P112"><text:span text:style-name="T113"><text:tab/></text:span><text:span text:style-name="T114"><text:tab/></text:span><text:span text:style-name="T115"><text:tab/></text:span></text:p>
      <text:p text:style-name="P116"/>
      <text:h text:style-name="Kop2" text:outline-level="2"><text:bookmark-start text:name="_Toc169250298"/>Uitleg Eindrapportage<text:bookmark-end text:name="_Toc169250298"/></text:h>
      <text:p text:style-name="P117"><text:span text:style-name="T118">Deze rapportage heeft betrekking op de activiteiten die tot en met schooljaar 2023/2024 of 2024/2025 zijn uitgevoerd. Het advies is om<text:s/></text:span><text:span text:style-name="T119">de rapportage samen met de betrokken docenten in te vullen. <text:s text:c="2"/></text:span></text:p>
      <text:p text:style-name="P120"/>
      <text:p text:style-name="Standaard"><text:span text:style-name="T121">De eindrapportage moet in ieder geval een beschrijving van de gerealiseerde doelen bevatten</text:span><text:span text:style-name="T122">,</text:span><text:span text:style-name="T123"><text:s/></text:span><text:span text:style-name="T124">de activiteiten beschrijven en evalueren.</text:span><text:span text:style-name="T125"><text:line-break/></text:span></text:p>
      <text:p text:style-name="Standaard"><text:span text:style-name="T126">U moet een concrete uitwerking geven van de activiteit</text:span><text:span text:style-name="T127">en die in de subsidieperiode zijn uitgevoerd. Leg altijd een verband met het<text:s/></text:span><text:span text:style-name="T128">oorspronkelijke plan of de voortgangsrapportage.<text:s/></text:span><text:span text:style-name="T129">Als er wijzigingen zijn ten opzichte van het oorspronkelijke plan, licht deze dan toe.</text:span><text:span text:style-name="T130"><text:s/></text:span></text:p>
      <text:p text:style-name="P131"/>
      <text:p text:style-name="P132">De eindrapportage bestaat uit:</text:p>
      <text:list text:style-name="LFO2_1" text:continue-numbering="true">
        <text:list-item>
          <text:p text:style-name="P133">Een reflectie op de uitgevoerde activiteiten.</text:p>
        </text:list-item>
        <text:list-item>
          <text:p text:style-name="P134">Een toelichting over de inrichting en implementatie van het praktijkgerichte programma.</text:p>
        </text:list-item>
      </text:list>
      <text:list text:style-name="LFO3" text:continue-numbering="true">
        <text:list-item>
          <text:p text:style-name="P135">Een overzicht van de samenwerkingspartners, waaronder één aangesloten mbo, één school die havo aanbiedt of een andere<text:s/>vmbo-school, en een bedrijf of maatschappelijke instelling. Daarnaast een beschrijving van de wijze waarop er wordt samengewerkt.</text:p>
        </text:list-item>
      </text:list>
      <text:list text:style-name="LFO2_1" text:continue-numbering="true">
        <text:list-item>
          <text:p text:style-name="P136">De borging van het praktijkgerichte programma dat met deze pilot is opgezet.</text:p>
        </text:list-item>
        <text:list-item>
          <text:p text:style-name="P137">Een financieel overzicht voor de scholen die de subsidieaanvraag hebben ingediend in 2020.<text:s/></text:p>
        </text:list-item>
      </text:list>
      <text:p text:style-name="P138"/>
      <text:p text:style-name="P139"><text:span text:style-name="T140">Voert u op uw school meerdere programma’s voor deze pilot uit? Vul dan per pilot een losse eindrapportage in en zorg dat u zowel het onderscheid als de overlap tussen de twee programma’s duidelijk maakt.</text:span></text:p>
      <text:p text:style-name="P141"/>
      <text:p text:style-name="P142"><text:span text:style-name="T143">De eind</text:span><text:span text:style-name="T144">rapportage moet uiterlijk<text:s/></text:span><text:span text:style-name="T145">1 december 2024</text:span><text:span text:style-name="T146"><text:s/>worden aangeleverd door pilotscholen met een toegekend subsidiebedrag onder €125.000,- en verantwoorden in model G1 van het jaarverslag. De pilotscholen die in 2020 zijn gestart mogen de eindrapportage ook op<text:s/></text:span><text:span text:style-name="T147">1<text:s/></text:span><text:span text:style-name="T148">december 2025<text:s/></text:span><text:span text:style-name="T149">aanleveren als zij schooljaar 2024/2025 gebruiken om de pilot met het vierde leerjaar af te sluiten. Meer informatie vindt u in<text:s/></text:span><text:a xlink:href="https://wetten.overheid.nl/BWBR0043653/2023-06-14" office:target-frame-name="_top" xlink:show="replace"><text:span text:style-name="T150">de regeling</text:span></text:a><text:span text:style-name="T151"><text:s/></text:span><text:span text:style-name="T152">of<text:s/></text:span><text:a xlink:href="https://wetten.overheid.nl/BWBR0045686/2023-03-16" office:target-frame-name="_top" xlink:show="replace"><text:span text:style-name="T153">de aanvullende regeling.</text:span></text:a><text:span text:style-name="T154"><text:s/></text:span></text:p>
      <text:p text:style-name="P155"/>
      <text:p text:style-name="Standaard"><text:span text:style-name="T156">Heeft u vragen?</text:span><text:span text:style-name="T157"><text:s/></text:span><text:span text:style-name="T158"><text:line-break/></text:span><text:span text:style-name="T159">Neem contact op met de Dienst Uitvoering Subsidies aan Instellingen (DUS-I) via<text:s/></text:span><text:a xlink:href="mailto:pgpgltl@minvws.nl" office:target-frame-name="_top" xlink:show="replace"><text:span text:style-name="T160">pgpgltl@minvws.nl</text:span></text:a><text:span text:style-name="T161"><text:s/>of bel met 070-3405566. Vermeld altijd uw referentie.</text:span><text:span text:style-name="T162"><text:line-break/></text:span></text:p>
      <text:h text:style-name="P163" text:outline-level="1"><text:bookmark-start text:name="_Toc169250299"/><text:soft-page-break/>Activiteiten en praktijkgericht programma<text:bookmark-end text:name="_Toc169250299"/></text:h>
      <text:p text:style-name="Standaard"><text:span text:style-name="T164">In dit onderdeel van de eindrapportage beschrijft u de activiteiten en benoemt u hierbij de</text:span><text:span text:style-name="T165"><text:s/>wijzigingen ten opzichte van de planning in de voortgangsrapportage.</text:span><text:span text:style-name="T166"><text:s/></text:span></text:p>
      <text:p text:style-name="P167"/>
      <text:h text:style-name="Kop3" text:outline-level="3"><text:bookmark-start text:name="_Toc169250300"/>Samenvatting activiteiten<text:bookmark-end text:name="_Toc169250300"/></text:h>
      <text:p text:style-name="Standaard"><text:span text:style-name="T168">Beschrijf de opzet van het oorspronkelijke plan. Maak onderscheid tussen: (a) activiteiten voor de (door)ontwikkeling van het pgp en optimalisering ervan</text:span><text:span text:style-name="T169">,</text:span><text:span text:style-name="T170"><text:s/>(b)<text:s/></text:span><text:span text:style-name="T171">de feitelijke uitvoering van het pgp.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h text:style-name="Kop3" text:outline-level="3"><text:bookmark-start text:name="_Toc169250301"/>Wijzigingen ten opzichte van het originele plan.<text:bookmark-end text:name="_Toc169250301"/></text:h>
      <text:p text:style-name="P182">Beschrijf welke activiteiten zijn gewijzigd op basis van voortschrijdend of verbeterd inzicht. Geef hieronder ook een toelichting als vervangende<text:s/>activiteiten zijn bedacht.</text:p>
      <text:p text:style-name="P183"/>
      <text:p text:style-name="P184"/>
      <text:p text:style-name="P185"><text:span text:style-name="T186"><text:line-break/></text:span></text:p>
      <text:h text:style-name="P187" text:outline-level="3"/>
      <text:h text:style-name="Kop3" text:outline-level="3"><text:bookmark-start text:name="_Toc169250302"/>Programmering<text:bookmark-end text:name="_Toc169250302"/></text:h>
      <text:p text:style-name="P188">Wordt het praktijkgericht programma aangeboden als extra vak of als één van de examenvakken?<text:s/></text:p>
      <text:p text:style-name="P189"/>
      <text:p text:style-name="P190"/>
      <text:p text:style-name="P191"><text:line-break/></text:p>
      <text:p text:style-name="P192"/>
      <text:h text:style-name="Kop3" text:outline-level="3"><text:bookmark-start text:name="_Toc169250303"/>Deelname leerlingen<text:bookmark-end text:name="_Toc169250303"/></text:h>
      <text:p text:style-name="P193">Vul in hoeveel leerlingen per schooljaar hebben meegedaan in de derde of vierde leerjaar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>Leerlingen derde leerjaar</text:p>
          </table:table-cell>
          <table:table-cell table:style-name="TableCell203">
            <text:p text:style-name="P204">Leerlingen vierde leerjaar</text:p>
          </table:table-cell>
        </table:table-row>
        <table:table-row table:style-name="TableRow205">
          <table:table-cell table:style-name="TableCell206">
            <text:p text:style-name="P207">Schooljaar 2020/2021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Schooljaar 2021/202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Schooljaar 2022/2023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Schooljaar 2023/2024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Schooljaar 2024/2025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</table:table>
      <text:p text:style-name="P240"/>
      <text:p text:style-name="P241">Is de deelname aan een pgp een keuze van de leerling of een<text:s/>verplichting?</text:p>
      <text:p text:style-name="P242"><text:span text:style-name="T243"><text:s/></text:span></text:p>
      <text:p text:style-name="P244"/>
      <text:p text:style-name="P245"/>
      <text:p text:style-name="P246">Is dit gedurende de looptijd van de pilot veranderd?</text:p>
      <text:p text:style-name="P247"><text:span text:style-name="T248"><text:s/></text:span></text:p>
      <text:p text:style-name="P249"/>
      <text:p text:style-name="P250"/>
      <text:p text:style-name="P251"/>
      <text:p text:style-name="P252"/>
      <text:h text:style-name="Kop3" text:outline-level="3"><text:bookmark-start text:name="_Toc169250304"/>Samenwerkingspartners<text:bookmark-end text:name="_Toc169250304"/><text:s/></text:h>
      <text:p text:style-name="P253">Beschrijf per onderdeel het volgende:</text:p>
      <text:list text:style-name="LFO4" text:continue-numbering="true">
        <text:list-item>
          <text:list>
            <text:list-item>
              <text:p text:style-name="P254">Welke samenwerkingspartner(s) heeft u?</text:p>
            </text:list-item>
            <text:list-item>
              <text:p text:style-name="P255">Hoe werkt u samen met deze partner(s)?<text:s/></text:p>
            </text:list-item>
          </text:list>
        </text:list-item>
      </text:list>
      <text:p text:style-name="P256">Geef daarbij voorbeelden van<text:s/>activiteiten die samen met partners zijn georganiseerd.</text:p>
      <text:p text:style-name="P257"/>
      <text:p text:style-name="Standaard"><text:span text:style-name="T258">Andere vmbo’s (indien van toepassing)</text:span></text:p>
      <text:p text:style-name="P259"><text:line-break/></text:p>
      <text:p text:style-name="P260"/>
      <text:p text:style-name="P261">Havo (indien van toepassing)</text:p>
      <text:p text:style-name="P262"/>
      <text:p text:style-name="P263"><text:span text:style-name="T264"><text:line-break/></text:span></text:p>
      <text:p text:style-name="P265"/>
      <text:p text:style-name="P266">Middelbaar beroepsonderwijs<text:s/></text:p>
      <text:p text:style-name="P267"/>
      <text:p text:style-name="P268"/>
      <text:p text:style-name="P269"><text:span text:style-name="T270"><text:line-break/></text:span></text:p>
      <text:p text:style-name="P271"/>
      <text:p text:style-name="P272">Bedrijfsleven of andere organisaties</text:p>
      <text:p text:style-name="P273"/>
      <text:p text:style-name="P274"/>
      <text:p text:style-name="P275"/>
      <text:p text:style-name="P276"><text:span text:style-name="T277"><text:line-break/></text:span></text:p>
      <text:h text:style-name="Kop3" text:outline-level="3"/>
      <text:h text:style-name="P278" text:outline-level="3"><text:bookmark-start text:name="_Toc169250305"/>Praktijkopdrachten<text:bookmark-end text:name="_Toc169250305"/></text:h>
      <text:p text:style-name="P279">Hoe zijn de<text:s/>praktijkopdrachten tot stand gekomen, met vragen van samenwerkingspartners of vanuit de school?</text:p>
      <text:p text:style-name="P280"><text:span text:style-name="T281"><text:s/></text:span></text:p>
      <text:p text:style-name="P282"/>
      <text:p text:style-name="P283"/>
      <text:p text:style-name="P284"/>
      <text:p text:style-name="P285"><text:span text:style-name="T286">Is de opdracht (mede) door de werkgever uitgelegd aan leerlingen of alleen door een leraar?</text:span></text:p>
      <text:p text:style-name="P287"/>
      <text:p text:style-name="P288"/>
      <text:p text:style-name="P289"/>
      <text:p text:style-name="P290"/>
      <text:p text:style-name="P291">Hoeveel en welke praktijkgerichte opdrachten zijn er<text:s/>opgenomen in het programma? <text:s/></text:p>
      <text:p text:style-name="P292"/>
      <text:p text:style-name="P293"><text:s/></text:p>
      <text:p text:style-name="P294"/>
      <text:p text:style-name="P295"><text:span text:style-name="T296">Zijn</text:span><text:span text:style-name="T297"><text:s/>er opdrachten (en hoeveel) die deels of geheel buiten de school zijn uitgevoerd? Zo ja, welk deel is buiten en wat wordt met buiten de school bedoeld: bij een werkgever of in de openbare ruimte (bijv.<text:s/></text:span><text:span text:style-name="T298">speelveldje bekijken en verbeteren)?</text:span></text:p>
      <text:p text:style-name="P299"><text:span text:style-name="T300"><text:s/></text:span></text:p>
      <text:p text:style-name="P301"/>
      <text:p text:style-name="P302"/>
      <text:p text:style-name="P303"/>
      <text:p text:style-name="P304"/>
      <text:h text:style-name="Kop3" text:outline-level="3"><text:bookmark-start text:name="_Toc169250306"/>Bevoegdheid docenten<text:bookmark-end text:name="_Toc169250306"/></text:h>
      <text:p text:style-name="P305">Waren de competenties van betrokken docenten toereikend voor het ontwikkelen, geven en begeleiden van het praktijkgerichte programma?</text:p>
      <text:p text:style-name="P306"><text:s/></text:p>
      <text:p text:style-name="P307"/>
      <text:p text:style-name="P308"/>
      <text:p text:style-name="P309">Is er gebruik gemaakt van de scholing door SPV?</text:p>
      <text:p text:style-name="P310"><text:s/></text:p>
      <text:p text:style-name="P311"/>
      <text:p text:style-name="P312"/>
      <text:h text:style-name="Kop3" text:outline-level="3"><text:bookmark-start text:name="_Toc169250307"/>Interne en externe factoren<text:bookmark-end text:name="_Toc169250307"/><text:tab/></text:h>
      <text:p text:style-name="P313">Heeft u bij de ontwikkeling en uitvoering van het praktijkgerichte programma last ondervonden van interne of externe factoren?</text:p>
      <text:p text:style-name="P314"/>
      <text:p text:style-name="P315"><text:span text:style-name="T316">Leg uit welke factoren van invloed waren en wat dit betekende voor het programma.</text:span></text:p>
      <text:p text:style-name="P317"/>
      <text:p text:style-name="P318"/>
      <text:p text:style-name="P319"><text:span text:style-name="T320"><text:s text:c="2"/></text:span><text:span text:style-name="T321"><text:s text:c="2"/></text:span></text:p>
      <text:p text:style-name="P322"/>
      <text:h text:style-name="Kop1" text:outline-level="1"><text:bookmark-start text:name="_Toc169250308"/>Borging<text:bookmark-end text:name="_Toc169250308"/></text:h>
      <text:p text:style-name="P323">In<text:s/>dit onderdeel van de rapportage kunt u beschrijven,<text:s/>hoe u ervoor gaat zorgen dat de resultaten van de pilot geborgd worden.<text:s/></text:p>
      <text:p text:style-name="P324"/>
      <text:h text:style-name="Kop3" text:outline-level="3"><text:bookmark-start text:name="_Toc169250309"/>Praktijkgericht programma<text:bookmark-end text:name="_Toc169250309"/></text:h>
      <text:p text:style-name="P325">Zet u het praktijkgericht programma op uw school voort? Zo ja, dan beantwoordt u alle vragen van dit onderdeel. Anders kunt u gelijk door naar het onderdeel ‘Evaluatie pilot’.</text:p>
      <text:p text:style-name="P326"/>
      <text:p text:style-name="P327"/>
      <text:p text:style-name="P328"/>
      <text:p text:style-name="P329"/>
      <text:h text:style-name="Kop3" text:outline-level="3"><text:bookmark-start text:name="_Toc169250310"/>Samenwerkingspartners<text:bookmark-end text:name="_Toc169250310"/></text:h>
      <text:p text:style-name="P330"><text:span text:style-name="T331">Hoe behoudt u de samenwerking met de samenwerkingspartners? Beschrijf ook eventuele uitbreidingen of juist aflopende samenwerkingen.<text:s/></text:span></text:p>
      <text:p text:style-name="P332"><text:span text:style-name="T333"><text:s/></text:span></text:p>
      <text:p text:style-name="P334"/>
      <text:p text:style-name="P335"/>
      <text:h text:style-name="Kop3" text:outline-level="3"/>
      <text:h text:style-name="Kop3" text:outline-level="3"><text:bookmark-start text:name="_Toc169250311"/>Werving en<text:s/>doorstroom leerlingen<text:bookmark-end text:name="_Toc169250311"/></text:h>
      <text:p text:style-name="P336">Hoe zorgt u ervoor dat leerlingen blijven deelnemen aan het programma?</text:p>
      <text:p text:style-name="P337"><text:span text:style-name="T338"><text:s text:c="2"/></text:span><text:span text:style-name="T339"><text:s text:c="2"/></text:span></text:p>
      <text:p text:style-name="P340"/>
      <text:p text:style-name="P341"/>
      <text:h text:style-name="Kop3" text:outline-level="3"><text:bookmark-start text:name="_Toc169250312"/>Financiën<text:bookmark-end text:name="_Toc169250312"/></text:h>
      <text:p text:style-name="P342"><text:span text:style-name="T343">Is de uitvoering van het praktijkgericht programma voor uw school financieel haalbaar zonder extra (financiële) middelen?<text:s/></text:span></text:p>
      <text:p text:style-name="P344"><text:span text:style-name="T345"><text:s text:c="2"/></text:span><text:span text:style-name="T346"><text:s text:c="2"/></text:span></text:p>
      <text:p text:style-name="P347"/>
      <text:p text:style-name="P348"/>
      <text:p text:style-name="P349"/>
      <text:p text:style-name="P350"/>
      <text:p text:style-name="P351"><text:span text:style-name="T352">Zo niet, welke</text:span><text:span text:style-name="T353"><text:s/>factoren spelen hierin een rol?</text:span></text:p>
      <text:soft-page-break/>
      <text:p text:style-name="P354"><text:span text:style-name="T355"><text:s text:c="2"/></text:span><text:span text:style-name="T356"><text:s text:c="2"/></text:span></text:p>
      <text:p text:style-name="P357"/>
      <text:p text:style-name="P358"/>
      <text:h text:style-name="Kop1" text:outline-level="1"><text:bookmark-start text:name="_Toc169250313"/></text:h>
      <text:h text:style-name="Kop1" text:outline-level="1">Evaluatie Pilot<text:bookmark-end text:name="_Toc169250313"/><text:s/></text:h>
      <text:p text:style-name="P359">In dit onderdeel van de rapportage deelt u uw ervaring over de pilot. Wat heeft u geleerd van de pilot en wat waren de knelpunten? <text:s text:c="3"/></text:p>
      <text:p text:style-name="P360"/>
      <text:h text:style-name="Kop3" text:outline-level="3"><text:bookmark-start text:name="_Toc169250314"/>Ontwikkeling praktijk gericht programma<text:bookmark-end text:name="_Toc169250314"/></text:h>
      <text:p text:style-name="P361">Welke<text:s/>inzichten en/of veranderingen heeft de pilot opgeleverd?<text:s/></text:p>
      <text:p text:style-name="P362"/>
      <text:p text:style-name="P363"><text:s text:c="2"/></text:p>
      <text:p text:style-name="P364"/>
      <text:p text:style-name="P365"/>
      <text:p text:style-name="P366"/>
      <text:p text:style-name="Standaard"><text:span text:style-name="T367">Heeft de school het programma ook didactische aangepast in de loop der tijd? Wat voor nieuwe inzichten heeft dat opgeleverd?</text:span></text:p>
      <text:p text:style-name="P368"/>
      <text:p text:style-name="P369"><text:s text:c="2"/></text:p>
      <text:p text:style-name="P370"/>
      <text:p text:style-name="P371"/>
      <text:p text:style-name="P372"/>
      <text:h text:style-name="Kop3" text:outline-level="3"><text:bookmark-start text:name="_Toc169250315"/>Pluspunten<text:bookmark-end text:name="_Toc169250315"/></text:h>
      <text:p text:style-name="P373">Wat heeft de pilot uw school opgeleverd?</text:p>
      <text:p text:style-name="P374"><text:span text:style-name="T375"><text:s text:c="2"/></text:span><text:span text:style-name="T376"><text:s text:c="2"/></text:span></text:p>
      <text:p text:style-name="P377"/>
      <text:p text:style-name="P378"/>
      <text:p text:style-name="P379"/>
      <text:p text:style-name="P380"><text:span text:style-name="T381">Waren de leerlingen enthousiast en gemotiveerd voor het pgp?<text:s/></text:span><text:span text:style-name="T382"><text:s text:c="2"/></text:span><text:span text:style-name="T383"><text:s text:c="2"/></text:span></text:p>
      <text:p text:style-name="P384"/>
      <text:p text:style-name="P385"/>
      <text:p text:style-name="P386"/>
      <text:p text:style-name="P387">Heeft u tips voor een school die overweegt te starten met het pgp?</text:p>
      <text:p text:style-name="P388"/>
      <text:p text:style-name="P389"/>
      <text:h text:style-name="Kop3" text:outline-level="3"><text:span text:style-name="T390"><text:s/></text:span></text:h>
      <text:h text:style-name="Kop3" text:outline-level="3"><text:bookmark-start text:name="_Toc169250316"/>Knelpunten<text:bookmark-end text:name="_Toc169250316"/></text:h>
      <text:p text:style-name="P391">Welke knelpunten heeft u ervaren bij de (door)ontwikkeling van het pgp?<text:s/></text:p>
      <text:p text:style-name="P392"/>
      <text:p text:style-name="P393"/>
      <text:p text:style-name="P394"/>
      <text:p text:style-name="P395">Welke knelpunten heeft u<text:s/>ervaren bij de uitvoering van het pgp?<text:s/></text:p>
      <text:p text:style-name="P396"/>
      <text:p text:style-name="P397"/>
      <text:p text:style-name="P398"/>
      <text:p text:style-name="P399">Hoe is uw school hiermee omgegaan?</text:p>
      <text:p text:style-name="P400"/>
      <text:p text:style-name="P401"/>
      <text:p text:style-name="P402"/>
      <text:h text:style-name="Kop3" text:outline-level="3"><text:bookmark-start text:name="_Toc169250317"/>Reflectie<text:bookmark-end text:name="_Toc169250317"/></text:h>
      <text:p text:style-name="P403">Heeft deelname aan de pilot aan de verwachtingen van de school voldaan?</text:p>
      <text:p text:style-name="P404"/>
      <text:h text:style-name="Kop1" text:outline-level="1"><text:bookmark-start text:name="_Toc169250318"/><text:soft-page-break/>Financieel overzicht<text:bookmark-end text:name="_Toc169250318"/></text:h>
      <text:p text:style-name="P405">Dit hoeft alleen te worden ingevuld door scholen die zijn<text:s/>gestart met voorbereiding in schooljaar 2020/2021.</text:p>
      <text:p text:style-name="P406"/>
      <text:p text:style-name="P407">Dit onderdeel is geen financiële verantwoording, maar is bedoeld om inzicht te geven in de besteding van de subsidie. In de rapportage geeft u ons een overzicht van de kosten en is er ruimte voor toelichting. Het is niet nodig een accountantsverklaring mee te sturen bij het eindverslag.<text:s/></text:p>
      <text:p text:style-name="P408"/>
      <text:h text:style-name="Kop2" text:outline-level="2"><text:bookmark-start text:name="_Toc169250319"/>Realisatie: Totale kosten<text:bookmark-end text:name="_Toc169250319"/><text:s/></text:h>
      <text:p text:style-name="P409">U heeft na het aanvragen van de subsidie een activiteitenplan gemaakt met uitsplitsing tussen een voorbereidingsfase en implementatiefase. In de voortgangsrapportage heeft u een begroting voor de implementatiefase toegevoegd. Vul hieronder de uiteindelijke kosten van beide fases in.<text:s/>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Standaard"><text:span text:style-name="T418">Kostensoort</text:span></text:p>
          </table:table-cell>
          <table:table-cell table:style-name="TableCell419">
            <text:p text:style-name="P420">Gerealiseerd totaal voorbereidingsfase</text:p>
          </table:table-cell>
          <table:table-cell table:style-name="TableCell421">
            <text:p text:style-name="P422">Gerealiseerd totaal implementatiefase</text:p>
          </table:table-cell>
          <table:table-cell table:style-name="TableCell423">
            <text:p text:style-name="Standaard"><text:span text:style-name="T424">Gerealiseerd totaal gehe</text:span><text:span text:style-name="T425">le periode</text:span></text:p>
          </table:table-cell>
        </table:table-row>
        <table:table-row table:style-name="TableRow426">
          <table:table-cell table:style-name="TableCell427">
            <text:p text:style-name="P428">Loonkosten</text:p>
            <text:p text:style-name="P429"/>
            <text:p text:style-name="P430"/>
          </table:table-cell>
          <table:table-cell table:style-name="TableCell431">
            <text:p text:style-name="P432">€</text:p>
          </table:table-cell>
          <table:table-cell table:style-name="TableCell433">
            <text:p text:style-name="P434">€</text:p>
          </table:table-cell>
          <table:table-cell table:style-name="TableCell435">
            <text:p text:style-name="P436">€</text:p>
          </table:table-cell>
        </table:table-row>
        <table:table-row table:style-name="TableRow437">
          <table:table-cell table:style-name="TableCell438">
            <text:p text:style-name="P439">Materiaalkosten</text:p>
            <text:p text:style-name="P440"/>
            <text:p text:style-name="P441"/>
          </table:table-cell>
          <table:table-cell table:style-name="TableCell442">
            <text:p text:style-name="P443">€</text:p>
          </table:table-cell>
          <table:table-cell table:style-name="TableCell444">
            <text:p text:style-name="P445">€</text:p>
          </table:table-cell>
          <table:table-cell table:style-name="TableCell446">
            <text:p text:style-name="P447">€</text:p>
          </table:table-cell>
        </table:table-row>
        <table:table-row table:style-name="TableRow448">
          <table:table-cell table:style-name="TableCell449">
            <text:p text:style-name="P450">Kosten machines en apparatuur</text:p>
            <text:p text:style-name="P451"/>
            <text:p text:style-name="P452"/>
          </table:table-cell>
          <table:table-cell table:style-name="TableCell453">
            <text:p text:style-name="Standaard"><text:span text:style-name="T454">€</text:span></text:p>
          </table:table-cell>
          <table:table-cell table:style-name="TableCell455">
            <text:p text:style-name="Standaard"><text:span text:style-name="T456">€</text:span></text:p>
          </table:table-cell>
          <table:table-cell table:style-name="TableCell457">
            <text:p text:style-name="Standaard"><text:span text:style-name="T458">€</text:span></text:p>
          </table:table-cell>
        </table:table-row>
        <table:table-row table:style-name="TableRow459">
          <table:table-cell table:style-name="TableCell460">
            <text:p text:style-name="P461">Reiskosten</text:p>
            <text:p text:style-name="P462"/>
            <text:p text:style-name="P463"/>
          </table:table-cell>
          <table:table-cell table:style-name="TableCell464">
            <text:p text:style-name="Standaard"><text:span text:style-name="T465">€</text:span></text:p>
          </table:table-cell>
          <table:table-cell table:style-name="TableCell466">
            <text:p text:style-name="Standaard"><text:span text:style-name="T467">€</text:span></text:p>
          </table:table-cell>
          <table:table-cell table:style-name="TableCell468">
            <text:p text:style-name="Standaard"><text:span text:style-name="T469">€</text:span></text:p>
          </table:table-cell>
        </table:table-row>
        <table:table-row table:style-name="TableRow470">
          <table:table-cell table:style-name="TableCell471">
            <text:p text:style-name="P472">Overheadkosten</text:p>
            <text:p text:style-name="P473"/>
            <text:p text:style-name="P474"/>
          </table:table-cell>
          <table:table-cell table:style-name="TableCell475">
            <text:p text:style-name="Standaard"><text:span text:style-name="T476">€</text:span></text:p>
          </table:table-cell>
          <table:table-cell table:style-name="TableCell477">
            <text:p text:style-name="Standaard"><text:span text:style-name="T478">€</text:span></text:p>
          </table:table-cell>
          <table:table-cell table:style-name="TableCell479">
            <text:p text:style-name="Standaard"><text:span text:style-name="T480">€</text:span></text:p>
          </table:table-cell>
        </table:table-row>
        <table:table-row table:style-name="TableRow481">
          <table:table-cell table:style-name="TableCell482">
            <text:p text:style-name="P483">Overige kosten</text:p>
            <text:p text:style-name="P484"/>
            <text:p text:style-name="P485"/>
          </table:table-cell>
          <table:table-cell table:style-name="TableCell486">
            <text:p text:style-name="Standaard"><text:span text:style-name="T487">€</text:span></text:p>
          </table:table-cell>
          <table:table-cell table:style-name="TableCell488">
            <text:p text:style-name="Standaard"><text:span text:style-name="T489">€</text:span></text:p>
          </table:table-cell>
          <table:table-cell table:style-name="TableCell490">
            <text:p text:style-name="Standaard"><text:span text:style-name="T491">€</text:span></text:p>
          </table:table-cell>
        </table:table-row>
        <table:table-row table:style-name="TableRow492">
          <table:table-cell table:style-name="TableCell493">
            <text:p text:style-name="P494">Totale kosten periode</text:p>
          </table:table-cell>
          <table:table-cell table:style-name="TableCell495">
            <text:p text:style-name="P496">€</text:p>
          </table:table-cell>
          <table:table-cell table:style-name="TableCell497">
            <text:p text:style-name="P498">€</text:p>
          </table:table-cell>
          <table:table-cell table:style-name="TableCell499">
            <text:p text:style-name="P500">€</text:p>
          </table:table-cell>
        </table:table-row>
      </table:table>
      <text:p text:style-name="Standaard"/>
      <text:p text:style-name="P501">Eventuele toelichting</text:p>
      <text:p text:style-name="P502"/>
      <text:p text:style-name="P503"/>
      <text:p text:style-name="P504"/>
      <text:p text:style-name="P505"/>
      <text:p text:style-name="P5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RijksoverheidSansHeading-Bold" svg:font-family="RijksoverheidSansHeading-Bold" style:font-family-generic="system"/>
    <style:font-face style:name="RijksoverheidSansText-Regular" svg:font-family="RijksoverheidSansText-Regular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Verdana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text-properties fo:color="#1F4E79" fo:font-size="16pt" style:font-size-asian="16pt" fo:language="nl" fo:country="NL" fo:hyphenate="false"/>
    </style:style>
    <style:style style:name="Kop2" style:display-name="Kop 2" style:family="paragraph" style:parent-style-name="Standaard" style:next-style-name="Standaard" style:default-outline-level="2">
      <style:text-properties fo:color="#1F4E79" fo:font-size="12pt" style:font-size-asian="12pt" fo:language="nl" fo:country="NL" fo:hyphenate="false"/>
    </style:style>
    <style:style style:name="Kop3" style:display-name="Kop 3" style:family="paragraph" style:parent-style-name="Standaard" style:next-style-name="Standaard" style:default-outline-level="3">
      <style:text-properties fo:color="#1F4E79" fo:language="nl" fo:country="NL" fo:hyphenate="false"/>
    </style:style>
    <style:style style:name="Standaard" style:display-name="Standaard" style:family="paragraph">
      <style:paragraph-properties fo:margin-bottom="0in"/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 style:list-style-name="LFO2">
      <style:text-properties fo:language="nl" fo:country="NL" fo:hyphenate="false"/>
    </style:style>
    <style:style style:name="Kop1Char" style:display-name="Kop 1 Char" style:family="text" style:parent-style-name="Standaardalinea-lettertype">
      <style:text-properties fo:color="#1F4E79" fo:font-size="16pt" style:font-size-asian="16pt" fo:language="nl" fo:country="NL"/>
    </style:style>
    <style:style style:name="Kop2Char" style:display-name="Kop 2 Char" style:family="text" style:parent-style-name="Standaardalinea-lettertype">
      <style:text-properties fo:color="#1F4E79" fo:font-size="12pt" style:font-size-asian="12pt" fo:language="nl" fo:country="NL"/>
    </style:style>
    <style:style style:name="Kop3Char" style:display-name="Kop 3 Char" style:family="text" style:parent-style-name="Standaardalinea-lettertype">
      <style:text-properties fo:color="#1F4E79" fo:language="nl" fo:country="NL"/>
    </style:style>
    <style:style style:name="Geenafstand" style:display-name="Geen afstand" style:family="paragraph" style:parent-style-name="Standaard">
      <style:paragraph-properties fo:line-height="100%"/>
      <style:text-properties style:font-name="Calibri" style:font-name-asian="Times New Roman" fo:font-size="11pt" style:font-size-asian="11pt" fo:language="nl" fo:country="NL" style:language-asian="nl" style:country-asian="NL" fo:hyphenate="false"/>
    </style:style>
    <style:style style:name="Tekstopmerking" style:display-name="Tekst opmerking" style:family="paragraph" style:parent-style-name="Standaard">
      <style:paragraph-properties fo:line-height="100%"/>
      <style:text-properties style:font-name-asian="Times New Roman" fo:font-size="10pt" style:font-size-asian="10pt" style:font-size-complex="10pt" fo:language="nl" fo:country="NL" style:language-asian="nl" style:country-asian="NL" fo:hyphenate="false"/>
    </style:style>
    <style:style style:name="TekstopmerkingChar" style:display-name="Tekst opmerking Char" style:family="text" style:parent-style-name="Standaardalinea-lettertype">
      <style:text-properties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LijstalineaChar" style:display-name="Lijstalinea Char" style:family="text">
      <style:text-properties fo:language="nl" fo:country="NL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Onderwerpvanopmerking" style:display-name="Onderwerp van opmerking" style:family="paragraph" style:parent-style-name="Tekstopmerking" style:next-style-name="Tekstopmerking">
      <style:text-properties style:font-name-asian="Calibri" fo:font-weight="bold" style:font-weight-asian="bold" style:font-weight-complex="bold" fo:language="en" fo:country="US" style:language-asian="en" style:country-asian="US" fo:hyphenate="false"/>
    </style:style>
    <style:style style:name="TekstopmerkingChar1" style:display-name="Tekst opmerking Char1" style:family="text" style:parent-style-name="Standaardalinea-lettertype">
      <style:text-properties style:font-name-asian="Times New Roman" fo:font-size="10pt" style:font-size-asian="10pt" style:font-size-complex="10pt" fo:language="nl" fo:country="NL" style:language-asian="nl" style:country-asian="NL"/>
    </style:style>
    <style:style style:name="OnderwerpvanopmerkingChar" style:display-name="Onderwerp van opmerking Char" style:family="text" style:parent-style-name="TekstopmerkingChar1">
      <style:text-properties style:font-name-asian="Times New Roman" fo:font-weight="bold" style:font-weight-asian="bold" style:font-weight-complex="bold" fo:font-size="10pt" style:font-size-asian="10pt" style:font-size-complex="10pt" fo:language="nl" fo:country="NL" style:language-asian="nl" style:country-asian="NL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Revisie" style:display-name="Revisie" style:family="paragraph">
      <style:paragraph-properties style:vertical-align="auto" fo:margin-bottom="0in" fo:line-height="100%"/>
      <style:text-properties fo:hyphenate="true"/>
    </style:style>
    <style:style style:name="cf01" style:display-name="cf01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Kopvaninhoudsopgave" style:display-name="Kop van inhoudsopgave" style:family="paragraph" style:parent-style-name="Kop1" style:next-style-name="Standaard" style:default-outline-level="1">
      <style:paragraph-properties fo:keep-with-next="always" fo:keep-together="always" style:vertical-align="auto" fo:margin-top="0.1666in" fo:line-height="102%"/>
      <style:text-properties style:font-name="Calibri Light" style:font-name-asian="Times New Roman" fo:color="#2F5496" style:font-size-complex="16pt"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25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25in">
        <style:tab-stops/>
      </style:paragraph-properties>
      <style:text-properties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2" style:display-name="LFO2">
      <text:list-level-style-bullet text:level="1" text:style-name="WW_CharLFO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_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9847in" fo:margin-bottom="0.5909in" fo:margin-right="1.3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kker, E.J.C.B. (Edwin)</meta:initial-creator>
    <dc:creator>Fakira, C.S. (Cheryl)</dc:creator>
    <meta:creation-date>2024-07-05T10:42:00Z</meta:creation-date>
    <dc:date>2024-07-05T10:42:00Z</dc:date>
    <meta:template xlink:href="Normal" xlink:type="simple"/>
    <meta:editing-cycles>2</meta:editing-cycles>
    <meta:editing-duration>PT0S</meta:editing-duration>
    <meta:document-statistic meta:page-count="7" meta:paragraph-count="16" meta:word-count="1248" meta:character-count="8098" meta:row-count="57" meta:non-whitespace-character-count="6866"/>
  </office:meta>
</office:document-meta>
</file>